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2" style:family="table-cell" style:parent-style-name="Default">
      <style:table-cell-properties fo:border-bottom="0.74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7" style:family="table-cell" style:parent-style-name="Default">
      <style:table-cell-properties fo:border-bottom="0.74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0" style:family="table-cell" style:parent-style-name="Default">
      <style:table-cell-properties fo:border-bottom="0.74pt groove #000000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3" style:family="table-cell" style:parent-style-name="Default">
      <style:table-cell-properties fo:border-bottom="0.74pt groove #000000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" style:family="table-cell" style:parent-style-name="Default">
      <style:table-cell-properties fo:border-bottom="0.74pt groove #000000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9" style:family="table-cell" style:parent-style-name="Default">
      <style:table-cell-properties fo:border-bottom="0.74pt groove #000000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8" style:family="table-cell" style:parent-style-name="Default">
      <style:table-cell-properties fo:border-bottom="0.74pt groove #000000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3" style:family="table-cell" style:parent-style-name="Default">
      <style:table-cell-properties fo:border-bottom="0.74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8" style:family="table-cell" style:parent-style-name="Default">
      <style:table-cell-properties fo:border-bottom="0.74pt groove #000000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9"/>
        <table:table-column table:style-name="co1" table:default-cell-style-name="ce49"/>
        <table:table-column table:style-name="co2" table:default-cell-style-name="ce59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table:number-columns-spanned="1" table:number-rows-spanned="6"/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!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“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60" office:value-type="string" calcext:value-type="string" table:number-columns-spanned="1" table:number-rows-spanned="6">
            <text:p>#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60" office:value-type="string" calcext:value-type="string" table:number-columns-spanned="1" table:number-rows-spanned="6">
            <text:p>$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%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&amp;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'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(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)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*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+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,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-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.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/</text:p>
          </table:table-cell>
          <table:table-cell table:style-name="ce46"/>
          <table:table-cell table:style-name="ce51" table:number-columns-repeated="2"/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0" calcext:value-type="float" table:number-columns-spanned="1" table:number-rows-spanned="6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 table:number-columns-spanned="1" table:number-rows-spanned="6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float" office:value="2" calcext:value-type="float" table:number-columns-spanned="1" table:number-rows-spanned="6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3" calcext:value-type="float" table:number-columns-spanned="1" table:number-rows-spanned="6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/>
          <table:table-cell/>
          <table:table-cell table:style-name="ce45" office:value-type="float" office:value="7" calcext:value-type="float" table:number-columns-spanned="1" table:number-rows-spanned="6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8" calcext:value-type="float" table:number-columns-spanned="1" table:number-rows-spanned="6">
            <text:p>8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9" calcext:value-type="float" table:number-columns-spanned="1" table:number-rows-spanned="6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table:number-columns-repeated="2"/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5]=1; 2^0) + IF([.D5]=1; 2^1) + IF([.C5]=1; 2^2) + IF([.B5]=1; 2^3) + IF([.E4]=1; 2^4) + IF([.D4]=1; 2^5) + IF([.C4]=1; 2^6) + IF([.B4]=1; 2^7) + IF([.E3]=1; 2^8) + IF([.D3]=1; 2^9) + IF([.C3]=1; 2^10) + IF([.B3]=1; 2^11) + IF([.E2]=1; 2^12) + IF([.D2]=1; 2^13) + IF([.C2]=1; 2^14) + IF([.B2]=1; 2^15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5]=1; 2^0) + IF([.J5]=1; 2^1) + IF([.I5]=1; 2^2) + IF([.H5]=1; 2^3) + IF([.K4]=1; 2^4) + IF([.J4]=1; 2^5) + IF([.I4]=1; 2^6) + IF([.H4]=1; 2^7) + IF([.K3]=1; 2^8) + IF([.J3]=1; 2^9) + IF([.I3]=1; 2^10) + IF([.H3]=1; 2^11) + IF([.K2]=1; 2^12) + IF([.J2]=1; 2^13) + IF([.I2]=1; 2^14) + IF([.H2]=1; 2^15)" office:value-type="float" office:value="26118" calcext:value-type="float" table:number-columns-spanned="2" table:number-rows-spanned="1">
            <text:p>2611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5]=1; 2^0) + IF([.P5]=1; 2^1) + IF([.O5]=1; 2^2) + IF([.N5]=1; 2^3) + IF([.Q4]=1; 2^4) + IF([.P4]=1; 2^5) + IF([.O4]=1; 2^6) + IF([.N4]=1; 2^7) + IF([.Q3]=1; 2^8) + IF([.P3]=1; 2^9) + IF([.O3]=1; 2^10) + IF([.N3]=1; 2^11) + IF([.Q2]=1; 2^12) + IF([.P2]=1; 2^13) + IF([.O2]=1; 2^14) + IF([.N2]=1; 2^15)" office:value-type="float" office:value="43520" calcext:value-type="float" table:number-columns-spanned="2" table:number-rows-spanned="1">
            <text:p>43520</text:p>
          </table:table-cell>
          <table:covered-table-cell table:style-name="ce49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W5]=1; 2^0) + IF([.V5]=1; 2^1) + IF([.U5]=1; 2^2) + IF([.T5]=1; 2^3) + IF([.W4]=1; 2^4) + IF([.V4]=1; 2^5) + IF([.U4]=1; 2^6) + IF([.T4]=1; 2^7) + IF([.W3]=1; 2^8) + IF([.V3]=1; 2^9) + IF([.U3]=1; 2^10) + IF([.T3]=1; 2^11) + IF([.W2]=1; 2^12) + IF([.V2]=1; 2^13) + IF([.U2]=1; 2^14) + IF([.T2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AC5]=1; 2^0) + IF([.AB5]=1; 2^1) + IF([.AA5]=1; 2^2) + IF([.Z5]=1; 2^3) + IF([.AC4]=1; 2^4) + IF([.AB4]=1; 2^5) + IF([.AA4]=1; 2^6) + IF([.Z4]=1; 2^7) + IF([.AC3]=1; 2^8) + IF([.AB3]=1; 2^9) + IF([.AA3]=1; 2^10) + IF([.Z3]=1; 2^11) + IF([.AC2]=1; 2^12) + IF([.AB2]=1; 2^13) + IF([.AA2]=1; 2^14) + IF([.Z2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5]=1; 2^0) + IF([.AH5]=1; 2^1) + IF([.AG5]=1; 2^2) + IF([.AF5]=1; 2^3) + IF([.AI4]=1; 2^4) + IF([.AH4]=1; 2^5) + IF([.AG4]=1; 2^6) + IF([.AF4]=1; 2^7) + IF([.AI3]=1; 2^8) + IF([.AH3]=1; 2^9) + IF([.AG3]=1; 2^10) + IF([.AF3]=1; 2^11) + IF([.AI2]=1; 2^12) + IF([.AH2]=1; 2^13) + IF([.AG2]=1; 2^14) + IF([.AF2]=1; 2^15)" office:value-type="float" office:value="37449" calcext:value-type="float" table:number-columns-spanned="2" table:number-rows-spanned="1">
            <text:p>3744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5]=1; 2^0) + IF([.AN5]=1; 2^1) + IF([.AM5]=1; 2^2) + IF([.AL5]=1; 2^3) + IF([.AO4]=1; 2^4) + IF([.AN4]=1; 2^5) + IF([.AM4]=1; 2^6) + IF([.AL4]=1; 2^7) + IF([.AO3]=1; 2^8) + IF([.AN3]=1; 2^9) + IF([.AM3]=1; 2^10) + IF([.AL3]=1; 2^11) + IF([.AO2]=1; 2^12) + IF([.AN2]=1; 2^13) + IF([.AM2]=1; 2^14) + IF([.AL2]=1; 2^15)" office:value-type="float" office:value="12206" calcext:value-type="float" table:number-columns-spanned="2" table:number-rows-spanned="1">
            <text:p>1220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5]=1; 2^0) + IF([.AT5]=1; 2^1) + IF([.AS5]=1; 2^2) + IF([.AR5]=1; 2^3) + IF([.AU4]=1; 2^4) + IF([.AT4]=1; 2^5) + IF([.AS4]=1; 2^6) + IF([.AR4]=1; 2^7) + IF([.AU3]=1; 2^8) + IF([.AT3]=1; 2^9) + IF([.AS3]=1; 2^10) + IF([.AR3]=1; 2^11) + IF([.AU2]=1; 2^12) + IF([.AT2]=1; 2^13) + IF([.AS2]=1; 2^14) + IF([.AR2]=1; 2^15)" office:value-type="float" office:value="25088" calcext:value-type="float" table:number-columns-spanned="2" table:number-rows-spanned="1">
            <text:p>2508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5]=1; 2^0) + IF([.AZ5]=1; 2^1) + IF([.AY5]=1; 2^2) + IF([.AX5]=1; 2^3) + IF([.BA4]=1; 2^4) + IF([.AZ4]=1; 2^5) + IF([.AY4]=1; 2^6) + IF([.AX4]=1; 2^7) + IF([.BA3]=1; 2^8) + IF([.AZ3]=1; 2^9) + IF([.AY3]=1; 2^10) + IF([.AX3]=1; 2^11) + IF([.BA2]=1; 2^12) + IF([.AZ2]=1; 2^13) + IF([.AY2]=1; 2^14) + IF([.AX2]=1; 2^15)" office:value-type="float" office:value="9282" calcext:value-type="float" table:number-columns-spanned="2" table:number-rows-spanned="1">
            <text:p>928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5]=1; 2^0) + IF([.BF5]=1; 2^1) + IF([.BE5]=1; 2^2) + IF([.BD5]=1; 2^3) + IF([.BG4]=1; 2^4) + IF([.BF4]=1; 2^5) + IF([.BE4]=1; 2^6) + IF([.BD4]=1; 2^7) + IF([.BG3]=1; 2^8) + IF([.BF3]=1; 2^9) + IF([.BE3]=1; 2^10) + IF([.BD3]=1; 2^11) + IF([.BG2]=1; 2^12) + IF([.BF2]=1; 2^13) + IF([.BE2]=1; 2^14) + IF([.BD2]=1; 2^15)" office:value-type="float" office:value="16932" calcext:value-type="float" table:number-columns-spanned="2" table:number-rows-spanned="1">
            <text:p>1693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5]=1; 2^0) + IF([.BL5]=1; 2^1) + IF([.BK5]=1; 2^2) + IF([.BJ5]=1; 2^3) + IF([.BM4]=1; 2^4) + IF([.BL4]=1; 2^5) + IF([.BK4]=1; 2^6) + IF([.BJ4]=1; 2^7) + IF([.BM3]=1; 2^8) + IF([.BL3]=1; 2^9) + IF([.BK3]=1; 2^10) + IF([.BJ3]=1; 2^11) + IF([.BM2]=1; 2^12) + IF([.BL2]=1; 2^13) + IF([.BK2]=1; 2^14) + IF([.BJ2]=1; 2^15)" office:value-type="float" office:value="19008" calcext:value-type="float" table:number-columns-spanned="2" table:number-rows-spanned="1">
            <text:p>1900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5]=1; 2^0) + IF([.BR5]=1; 2^1) + IF([.BQ5]=1; 2^2) + IF([.BP5]=1; 2^3) + IF([.BS4]=1; 2^4) + IF([.BR4]=1; 2^5) + IF([.BQ4]=1; 2^6) + IF([.BP4]=1; 2^7) + IF([.BS3]=1; 2^8) + IF([.BR3]=1; 2^9) + IF([.BQ3]=1; 2^10) + IF([.BP3]=1; 2^11) + IF([.BS2]=1; 2^12) + IF([.BR2]=1; 2^13) + IF([.BQ2]=1; 2^14) + IF([.BP2]=1; 2^15)" office:value-type="float" office:value="28512" calcext:value-type="float" table:number-columns-spanned="2" table:number-rows-spanned="1">
            <text:p>2851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5]=1; 2^0) + IF([.BX5]=1; 2^1) + IF([.BW5]=1; 2^2) + IF([.BV5]=1; 2^3) + IF([.BY4]=1; 2^4) + IF([.BX4]=1; 2^5) + IF([.BW4]=1; 2^6) + IF([.BV4]=1; 2^7) + IF([.BY3]=1; 2^8) + IF([.BX3]=1; 2^9) + IF([.BW3]=1; 2^10) + IF([.BV3]=1; 2^11) + IF([.BY2]=1; 2^12) + IF([.BX2]=1; 2^13) + IF([.BW2]=1; 2^14) + IF([.BV2]=1; 2^15)" office:value-type="float" office:value="38" calcext:value-type="float" table:number-columns-spanned="2" table:number-rows-spanned="1">
            <text:p>3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5]=1; 2^0) + IF([.CD5]=1; 2^1) + IF([.CC5]=1; 2^2) + IF([.CB5]=1; 2^3) + IF([.CE4]=1; 2^4) + IF([.CD4]=1; 2^5) + IF([.CC4]=1; 2^6) + IF([.CB4]=1; 2^7) + IF([.CE3]=1; 2^8) + IF([.CD3]=1; 2^9) + IF([.CC3]=1; 2^10) + IF([.CB3]=1; 2^11) + IF([.CE2]=1; 2^12) + IF([.CD2]=1; 2^13) + IF([.CC2]=1; 2^14) + IF([.CB2]=1; 2^15)" office:value-type="float" office:value="1536" calcext:value-type="float" table:number-columns-spanned="2" table:number-rows-spanned="1">
            <text:p>153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5]=1; 2^0) + IF([.CJ5]=1; 2^1) + IF([.CI5]=1; 2^2) + IF([.CH5]=1; 2^3) + IF([.CK4]=1; 2^4) + IF([.CJ4]=1; 2^5) + IF([.CI4]=1; 2^6) + IF([.CH4]=1; 2^7) + IF([.CK3]=1; 2^8) + IF([.CJ3]=1; 2^9) + IF([.CI3]=1; 2^10) + IF([.CH3]=1; 2^11) + IF([.CK2]=1; 2^12) + IF([.CJ2]=1; 2^13) + IF([.CI2]=1; 2^14) + IF([.CH2]=1; 2^15)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5]=1; 2^0) + IF([.CP5]=1; 2^1) + IF([.CO5]=1; 2^2) + IF([.CN5]=1; 2^3) + IF([.CQ4]=1; 2^4) + IF([.CP4]=1; 2^5) + IF([.CO4]=1; 2^6) + IF([.CN4]=1; 2^7) + IF([.CQ3]=1; 2^8) + IF([.CP3]=1; 2^9) + IF([.CO3]=1; 2^10) + IF([.CN3]=1; 2^11) + IF([.CQ2]=1; 2^12) + IF([.CP2]=1; 2^13) + IF([.CO2]=1; 2^14) + IF([.CN2]=1; 2^15)" office:value-type="float" office:value="4680" calcext:value-type="float" table:number-columns-spanned="2" table:number-rows-spanned="1">
            <text:p>46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5]=1; 2^0) + IF([.CV5]=1; 2^1) + IF([.CU5]=1; 2^2) + IF([.CT5]=1; 2^3) + IF([.CW4]=1; 2^4) + IF([.CV4]=1; 2^5) + IF([.CU4]=1; 2^6) + IF([.CT4]=1; 2^7) + IF([.CW3]=1; 2^8) + IF([.CV3]=1; 2^9) + IF([.CU3]=1; 2^10) + IF([.CT3]=1; 2^11) + IF([.CW2]=1; 2^12) + IF([.CV2]=1; 2^13) + IF([.CU2]=1; 2^14) + IF([.CT2]=1; 2^15)" office:value-type="float" office:value="64959" calcext:value-type="float" table:number-columns-spanned="2" table:number-rows-spanned="1">
            <text:p>6495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5]=1; 2^0) + IF([.DB5]=1; 2^1) + IF([.DA5]=1; 2^2) + IF([.CZ5]=1; 2^3) + IF([.DC4]=1; 2^4) + IF([.DB4]=1; 2^5) + IF([.DA4]=1; 2^6) + IF([.CZ4]=1; 2^7) + IF([.DC3]=1; 2^8) + IF([.DB3]=1; 2^9) + IF([.DA3]=1; 2^10) + IF([.CZ3]=1; 2^11) + IF([.DC2]=1; 2^12) + IF([.DB2]=1; 2^13) + IF([.DA2]=1; 2^14) + IF([.CZ2]=1; 2^15)" office:value-type="float" office:value="58991" calcext:value-type="float" table:number-columns-spanned="2" table:number-rows-spanned="1">
            <text:p>589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5]=1; 2^0) + IF([.DH5]=1; 2^1) + IF([.DG5]=1; 2^2) + IF([.DF5]=1; 2^3) + IF([.DI4]=1; 2^4) + IF([.DH4]=1; 2^5) + IF([.DG4]=1; 2^6) + IF([.DF4]=1; 2^7) + IF([.DI3]=1; 2^8) + IF([.DH3]=1; 2^9) + IF([.DG3]=1; 2^10) + IF([.DF3]=1; 2^11) + IF([.DI2]=1; 2^12) + IF([.DH2]=1; 2^13) + IF([.DG2]=1; 2^14) + IF([.DF2]=1; 2^15)" office:value-type="float" office:value="63471" calcext:value-type="float" table:number-columns-spanned="2" table:number-rows-spanned="1">
            <text:p>6347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5]=1; 2^0) + IF([.DN5]=1; 2^1) + IF([.DM5]=1; 2^2) + IF([.DL5]=1; 2^3) + IF([.DO4]=1; 2^4) + IF([.DN4]=1; 2^5) + IF([.DM4]=1; 2^6) + IF([.DL4]=1; 2^7) + IF([.DO3]=1; 2^8) + IF([.DN3]=1; 2^9) + IF([.DM3]=1; 2^10) + IF([.DL3]=1; 2^11) + IF([.DO2]=1; 2^12) + IF([.DN2]=1; 2^13) + IF([.DM2]=1; 2^14) + IF([.DL2]=1; 2^15)" office:value-type="float" office:value="63295" calcext:value-type="float" table:number-columns-spanned="2" table:number-rows-spanned="1">
            <text:p>6329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5]=1; 2^0) + IF([.DT5]=1; 2^1) + IF([.DS5]=1; 2^2) + IF([.DR5]=1; 2^3) + IF([.DU4]=1; 2^4) + IF([.DT4]=1; 2^5) + IF([.DS4]=1; 2^6) + IF([.DR4]=1; 2^7) + IF([.DU3]=1; 2^8) + IF([.DT3]=1; 2^9) + IF([.DS3]=1; 2^10) + IF([.DR3]=1; 2^11) + IF([.DU2]=1; 2^12) + IF([.DT2]=1; 2^13) + IF([.DS2]=1; 2^14) + IF([.DR2]=1; 2^15)" office:value-type="float" office:value="49139" calcext:value-type="float" table:number-columns-spanned="2" table:number-rows-spanned="1">
            <text:p>491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5]=1; 2^0) + IF([.DZ5]=1; 2^1) + IF([.DY5]=1; 2^2) + IF([.DX5]=1; 2^3) + IF([.EA4]=1; 2^4) + IF([.DZ4]=1; 2^5) + IF([.DY4]=1; 2^6) + IF([.DX4]=1; 2^7) + IF([.EA3]=1; 2^8) + IF([.DZ3]=1; 2^9) + IF([.DY3]=1; 2^10) + IF([.DX3]=1; 2^11) + IF([.EA2]=1; 2^12) + IF([.DZ2]=1; 2^13) + IF([.DY2]=1; 2^14) + IF([.DX2]=1; 2^15)" office:value-type="float" office:value="65151" calcext:value-type="float" table:number-columns-spanned="2" table:number-rows-spanned="1">
            <text:p>6515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5]=1; 2^0) + IF([.EF5]=1; 2^1) + IF([.EE5]=1; 2^2) + IF([.ED5]=1; 2^3) + IF([.EG4]=1; 2^4) + IF([.EF4]=1; 2^5) + IF([.EE4]=1; 2^6) + IF([.ED4]=1; 2^7) + IF([.EG3]=1; 2^8) + IF([.EF3]=1; 2^9) + IF([.EE3]=1; 2^10) + IF([.ED3]=1; 2^11) + IF([.EG2]=1; 2^12) + IF([.EF2]=1; 2^13) + IF([.EE2]=1; 2^14) + IF([.ED2]=1; 2^15)" office:value-type="float" office:value="36799" calcext:value-type="float" table:number-columns-spanned="2" table:number-rows-spanned="1">
            <text:p>3679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5]=1; 2^0) + IF([.EL5]=1; 2^1) + IF([.EK5]=1; 2^2) + IF([.EJ5]=1; 2^3) + IF([.EM4]=1; 2^4) + IF([.EL4]=1; 2^5) + IF([.EK4]=1; 2^6) + IF([.EJ4]=1; 2^7) + IF([.EM3]=1; 2^8) + IF([.EL3]=1; 2^9) + IF([.EK3]=1; 2^10) + IF([.EJ3]=1; 2^11) + IF([.EM2]=1; 2^12) + IF([.EL2]=1; 2^13) + IF([.EK2]=1; 2^14) + IF([.EJ2]=1; 2^15)" office:value-type="float" office:value="62259" calcext:value-type="float" table:number-columns-spanned="2" table:number-rows-spanned="1">
            <text:p>6225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5]=1; 2^0) + IF([.ER5]=1; 2^1) + IF([.EQ5]=1; 2^2) + IF([.EP5]=1; 2^3) + IF([.ES4]=1; 2^4) + IF([.ER4]=1; 2^5) + IF([.EQ4]=1; 2^6) + IF([.EP4]=1; 2^7) + IF([.ES3]=1; 2^8) + IF([.ER3]=1; 2^9) + IF([.EQ3]=1; 2^10) + IF([.EP3]=1; 2^11) + IF([.ES2]=1; 2^12) + IF([.ER2]=1; 2^13) + IF([.EQ2]=1; 2^14) + IF([.EP2]=1; 2^15)" office:value-type="float" office:value="30207" calcext:value-type="float" table:number-columns-spanned="2" table:number-rows-spanned="1">
            <text:p>3020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5]=1; 2^0) + IF([.EX5]=1; 2^1) + IF([.EW5]=1; 2^2) + IF([.EV5]=1; 2^3) + IF([.EY4]=1; 2^4) + IF([.EX4]=1; 2^5) + IF([.EW4]=1; 2^6) + IF([.EV4]=1; 2^7) + IF([.EY3]=1; 2^8) + IF([.EX3]=1; 2^9) + IF([.EW3]=1; 2^10) + IF([.EV3]=1; 2^11) + IF([.EY2]=1; 2^12) + IF([.EX2]=1; 2^13) + IF([.EW2]=1; 2^14) + IF([.EV2]=1; 2^15)" office:value-type="float" office:value="64499" calcext:value-type="float" table:number-columns-spanned="2" table:number-rows-spanned="1">
            <text:p>64499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4"/>
          <table:table-cell table:style-name="ce50" table:formula="of:=DEC2HEX([.D6])" office:value-type="string" office:string-value="0" calcext:value-type="string" table:number-columns-spanned="2" table:number-rows-spanned="1">
            <text:p>0</text:p>
          </table:table-cell>
          <table:covered-table-cell table:style-name="ce49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6])" office:value-type="string" office:string-value="6606" calcext:value-type="string" table:number-columns-spanned="2" table:number-rows-spanned="1">
            <text:p>660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6])" office:value-type="string" office:string-value="AA00" calcext:value-type="string" table:number-columns-spanned="2" table:number-rows-spanned="1">
            <text:p>AA00</text:p>
          </table:table-cell>
          <table:covered-table-cell table:style-name="ce50"/>
          <table:table-cell table:style-name="ce49"/>
          <table:covered-table-cell/>
          <table:table-cell table:style-name="ce62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62" table:formula="of:=DEC2HEX([.V6])" office:value-type="string" office:string-value="FFFF" calcext:value-type="string" table:number-columns-spanned="2" table:number-rows-spanned="1">
            <text:p>FFFF</text:p>
          </table:table-cell>
          <table:covered-table-cell table:style-name="ce62"/>
          <table:table-cell table:style-name="ce49"/>
          <table:covered-table-cell/>
          <table:table-cell table:style-name="ce62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62" table:formula="of:=DEC2HEX([.AB6])" office:value-type="string" office:string-value="FFFF" calcext:value-type="string" table:number-columns-spanned="2" table:number-rows-spanned="1">
            <text:p>FFFF</text:p>
          </table:table-cell>
          <table:covered-table-cell table:style-name="ce62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H6])" office:value-type="string" office:string-value="9249" calcext:value-type="string" table:number-columns-spanned="2" table:number-rows-spanned="1">
            <text:p>924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N6])" office:value-type="string" office:string-value="2FAE" calcext:value-type="string" table:number-columns-spanned="2" table:number-rows-spanned="1">
            <text:p>2FAE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T6])" office:value-type="string" office:string-value="6200" calcext:value-type="string" table:number-columns-spanned="2" table:number-rows-spanned="1">
            <text:p>620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Z6])" office:value-type="string" office:string-value="2442" calcext:value-type="string" table:number-columns-spanned="2" table:number-rows-spanned="1">
            <text:p>2442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F6])" office:value-type="string" office:string-value="4224" calcext:value-type="string" table:number-columns-spanned="2" table:number-rows-spanned="1">
            <text:p>422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L6])" office:value-type="string" office:string-value="4A40" calcext:value-type="string" table:number-columns-spanned="2" table:number-rows-spanned="1">
            <text:p>4A4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R6])" office:value-type="string" office:string-value="6F60" calcext:value-type="string" table:number-columns-spanned="2" table:number-rows-spanned="1">
            <text:p>6F6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X6])" office:value-type="string" office:string-value="26" calcext:value-type="string" table:number-columns-spanned="2" table:number-rows-spanned="1">
            <text:p>2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D6])" office:value-type="string" office:string-value="600" calcext:value-type="string" table:number-columns-spanned="2" table:number-rows-spanned="1">
            <text:p>60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J6])" office:value-type="string" office:string-value="6" calcext:value-type="string" table:number-columns-spanned="2" table:number-rows-spanned="1">
            <text:p>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P6])" office:value-type="string" office:string-value="1248" calcext:value-type="string" table:number-columns-spanned="2" table:number-rows-spanned="1">
            <text:p>1248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V6])" office:value-type="string" office:string-value="FDBF" calcext:value-type="string" table:number-columns-spanned="2" table:number-rows-spanned="1">
            <text:p>FDB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B6])" office:value-type="string" office:string-value="E66F" calcext:value-type="string" table:number-columns-spanned="2" table:number-rows-spanned="1">
            <text:p>E66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H6])" office:value-type="string" office:string-value="F7EF" calcext:value-type="string" table:number-columns-spanned="2" table:number-rows-spanned="1">
            <text:p>F7E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N6])" office:value-type="string" office:string-value="F73F" calcext:value-type="string" table:number-columns-spanned="2" table:number-rows-spanned="1">
            <text:p>F73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T6])" office:value-type="string" office:string-value="BFF3" calcext:value-type="string" table:number-columns-spanned="2" table:number-rows-spanned="1">
            <text:p>BFF3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Z6])" office:value-type="string" office:string-value="FE7F" calcext:value-type="string" table:number-columns-spanned="2" table:number-rows-spanned="1">
            <text:p>FE7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F6])" office:value-type="string" office:string-value="8FBF" calcext:value-type="string" table:number-columns-spanned="2" table:number-rows-spanned="1">
            <text:p>8FB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L6])" office:value-type="string" office:string-value="F333" calcext:value-type="string" table:number-columns-spanned="2" table:number-rows-spanned="1">
            <text:p>F333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R6])" office:value-type="string" office:string-value="75FF" calcext:value-type="string" table:number-columns-spanned="2" table:number-rows-spanned="1">
            <text:p>75F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X6])" office:value-type="string" office:string-value="FBF3" calcext:value-type="string" table:number-columns-spanned="2" table:number-rows-spanned="1">
            <text:p>FBF3</text:p>
          </table:table-cell>
          <table:covered-table-cell table:style-name="ce50"/>
          <table:table-cell table:style-name="ce49"/>
          <table:table-cell table:number-columns-repeated="41"/>
        </table:table-row>
        <table:table-row table:style-name="ro1">
          <table:table-cell/>
          <table:table-cell table:style-name="ce49"/>
          <table:table-cell table:style-name="ce54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: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;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&lt;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=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&gt;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?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@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56"/>
        </table:table-row>
        <table:table-row table:style-name="ro2">
          <table:covered-table-cell/>
          <table:table-cell table:style-name="ce47"/>
          <table:table-cell table:style-name="ce52" table:number-columns-repeated="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table:number-columns-repeated="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56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 table:number-columns-repeated="156"/>
        </table:table-row>
        <table:table-row table:style-name="ro2">
          <table:covered-table-cell/>
          <table:table-cell table:style-name="ce48"/>
          <table:table-cell table:style-name="ce53" table:number-columns-repeated="2"/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13]=1; 2^0) + IF([.D13]=1; 2^1) + IF([.C13]=1; 2^2) + IF([.B13]=1; 2^3) + IF([.E12]=1; 2^4) + IF([.D12]=1; 2^5) + IF([.C12]=1; 2^6) + IF([.B12]=1; 2^7) + IF([.E11]=1; 2^8) + IF([.D11]=1; 2^9) + IF([.C11]=1; 2^10) + IF([.B11]=1; 2^11) + IF([.E10]=1; 2^12) + IF([.D10]=1; 2^13) + IF([.C10]=1; 2^14) + IF([.B10]=1; 2^15)" office:value-type="float" office:value="16448" calcext:value-type="float" table:number-columns-spanned="2" table:number-rows-spanned="1">
            <text:p>16448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13]=1; 2^0) + IF([.J13]=1; 2^1) + IF([.I13]=1; 2^2) + IF([.H13]=1; 2^3) + IF([.K12]=1; 2^4) + IF([.J12]=1; 2^5) + IF([.I12]=1; 2^6) + IF([.H12]=1; 2^7) + IF([.K11]=1; 2^8) + IF([.J11]=1; 2^9) + IF([.I11]=1; 2^10) + IF([.H11]=1; 2^11) + IF([.K10]=1; 2^12) + IF([.J10]=1; 2^13) + IF([.I10]=1; 2^14) + IF([.H10]=1; 2^15)" office:value-type="float" office:value="16452" calcext:value-type="float" table:number-columns-spanned="2" table:number-rows-spanned="1">
            <text:p>1645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13]=1; 2^0) + IF([.P13]=1; 2^1) + IF([.O13]=1; 2^2) + IF([.N13]=1; 2^3) + IF([.Q12]=1; 2^4) + IF([.P12]=1; 2^5) + IF([.O12]=1; 2^6) + IF([.N12]=1; 2^7) + IF([.Q11]=1; 2^8) + IF([.P11]=1; 2^9) + IF([.O11]=1; 2^10) + IF([.N11]=1; 2^11) + IF([.Q10]=1; 2^12) + IF([.P10]=1; 2^13) + IF([.O10]=1; 2^14) + IF([.N10]=1; 2^15)" office:value-type="float" office:value="18496" calcext:value-type="float" table:number-columns-spanned="2" table:number-rows-spanned="1">
            <text:p>1849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13]=1; 2^0) + IF([.V13]=1; 2^1) + IF([.U13]=1; 2^2) + IF([.T13]=1; 2^3) + IF([.W12]=1; 2^4) + IF([.V12]=1; 2^5) + IF([.U12]=1; 2^6) + IF([.T12]=1; 2^7) + IF([.W11]=1; 2^8) + IF([.V11]=1; 2^9) + IF([.U11]=1; 2^10) + IF([.T11]=1; 2^11) + IF([.W10]=1; 2^12) + IF([.V10]=1; 2^13) + IF([.U10]=1; 2^14) + IF([.T10]=1; 2^15)" office:value-type="float" office:value="3855" calcext:value-type="float" table:number-columns-spanned="2" table:number-rows-spanned="1">
            <text:p>385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13]=1; 2^0) + IF([.AB13]=1; 2^1) + IF([.AA13]=1; 2^2) + IF([.Z13]=1; 2^3) + IF([.AC12]=1; 2^4) + IF([.AB12]=1; 2^5) + IF([.AA12]=1; 2^6) + IF([.Z12]=1; 2^7) + IF([.AC11]=1; 2^8) + IF([.AB11]=1; 2^9) + IF([.AA11]=1; 2^10) + IF([.Z11]=1; 2^11) + IF([.AC10]=1; 2^12) + IF([.AB10]=1; 2^13) + IF([.AA10]=1; 2^14) + IF([.Z10]=1; 2^15)" office:value-type="float" office:value="8480" calcext:value-type="float" table:number-columns-spanned="2" table:number-rows-spanned="1">
            <text:p>84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13]=1; 2^0) + IF([.AH13]=1; 2^1) + IF([.AG13]=1; 2^2) + IF([.AF13]=1; 2^3) + IF([.AI12]=1; 2^4) + IF([.AH12]=1; 2^5) + IF([.AG12]=1; 2^6) + IF([.AF12]=1; 2^7) + IF([.AI11]=1; 2^8) + IF([.AH11]=1; 2^9) + IF([.AG11]=1; 2^10) + IF([.AF11]=1; 2^11) + IF([.AI10]=1; 2^12) + IF([.AH10]=1; 2^13) + IF([.AG10]=1; 2^14) + IF([.AF10]=1; 2^15)" office:value-type="float" office:value="59910" calcext:value-type="float" table:number-columns-spanned="2" table:number-rows-spanned="1">
            <text:p>5991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13]=1; 2^0) + IF([.AN13]=1; 2^1) + IF([.AM13]=1; 2^2) + IF([.AL13]=1; 2^3) + IF([.AO12]=1; 2^4) + IF([.AN12]=1; 2^5) + IF([.AM12]=1; 2^6) + IF([.AL12]=1; 2^7) + IF([.AO11]=1; 2^8) + IF([.AN11]=1; 2^9) + IF([.AM11]=1; 2^10) + IF([.AL11]=1; 2^11) + IF([.AO10]=1; 2^12) + IF([.AN10]=1; 2^13) + IF([.AM10]=1; 2^14) + IF([.AL10]=1; 2^15)" office:value-type="float" office:value="64399" calcext:value-type="float" table:number-columns-spanned="2" table:number-rows-spanned="1">
            <text:p>64399</text:p>
          </table:table-cell>
          <table:covered-table-cell table:style-name="ce49"/>
          <table:table-cell table:number-columns-repeated="156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14])" office:value-type="string" office:string-value="4040" calcext:value-type="string" table:number-columns-spanned="2" table:number-rows-spanned="1">
            <text:p>4040</text:p>
          </table:table-cell>
          <table:covered-table-cell table:style-name="ce50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14])" office:value-type="string" office:string-value="4044" calcext:value-type="string" table:number-columns-spanned="2" table:number-rows-spanned="1">
            <text:p>404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14])" office:value-type="string" office:string-value="4840" calcext:value-type="string" table:number-columns-spanned="2" table:number-rows-spanned="1">
            <text:p>484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V14])" office:value-type="string" office:string-value="F0F" calcext:value-type="string" table:number-columns-spanned="2" table:number-rows-spanned="1">
            <text:p>F0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B14])" office:value-type="string" office:string-value="2120" calcext:value-type="string" table:number-columns-spanned="2" table:number-rows-spanned="1">
            <text:p>212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H14])" office:value-type="string" office:string-value="EA06" calcext:value-type="string" table:number-columns-spanned="2" table:number-rows-spanned="1">
            <text:p>EA0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N14])" office:value-type="string" office:string-value="FB8F" calcext:value-type="string" table:number-columns-spanned="2" table:number-rows-spanned="1">
            <text:p>FB8F</text:p>
          </table:table-cell>
          <table:covered-table-cell table:style-name="ce50"/>
          <table:table-cell table:number-columns-repeated="156"/>
        </table:table-row>
        <table:table-row table:style-name="ro1">
          <table:table-cell/>
          <table:table-cell table:style-name="ce49"/>
          <table:table-cell table:style-name="ce54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A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C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D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E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F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G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H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I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J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K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L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N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O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P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Q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S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U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V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W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Y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Z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21]=1; 2^0) + IF([.D21]=1; 2^1) + IF([.C21]=1; 2^2) + IF([.B21]=1; 2^3) + IF([.E20]=1; 2^4) + IF([.D20]=1; 2^5) + IF([.C20]=1; 2^6) + IF([.B20]=1; 2^7) + IF([.E19]=1; 2^8) + IF([.D19]=1; 2^9) + IF([.C19]=1; 2^10) + IF([.B19]=1; 2^11) + IF([.E18]=1; 2^12) + IF([.D18]=1; 2^13) + IF([.C18]=1; 2^14) + IF([.B18]=1; 2^15)" office:value-type="float" office:value="65021" calcext:value-type="float" table:number-columns-spanned="2" table:number-rows-spanned="1">
            <text:p>65021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21]=1; 2^0) + IF([.J21]=1; 2^1) + IF([.I21]=1; 2^2) + IF([.H21]=1; 2^3) + IF([.K20]=1; 2^4) + IF([.J20]=1; 2^5) + IF([.I20]=1; 2^6) + IF([.H20]=1; 2^7) + IF([.K19]=1; 2^8) + IF([.J19]=1; 2^9) + IF([.I19]=1; 2^10) + IF([.H19]=1; 2^11) + IF([.K18]=1; 2^12) + IF([.J18]=1; 2^13) + IF([.I18]=1; 2^14) + IF([.H18]=1; 2^15)" office:value-type="float" office:value="61407" calcext:value-type="float" table:number-columns-spanned="2" table:number-rows-spanned="1">
            <text:p>6140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21]=1; 2^0) + IF([.P21]=1; 2^1) + IF([.O21]=1; 2^2) + IF([.N21]=1; 2^3) + IF([.Q20]=1; 2^4) + IF([.P20]=1; 2^5) + IF([.O20]=1; 2^6) + IF([.N20]=1; 2^7) + IF([.Q19]=1; 2^8) + IF([.P19]=1; 2^9) + IF([.O19]=1; 2^10) + IF([.N19]=1; 2^11) + IF([.Q18]=1; 2^12) + IF([.P18]=1; 2^13) + IF([.O18]=1; 2^14) + IF([.N18]=1; 2^15)" office:value-type="float" office:value="64719" calcext:value-type="float" table:number-columns-spanned="2" table:number-rows-spanned="1">
            <text:p>6471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21]=1; 2^0) + IF([.V21]=1; 2^1) + IF([.U21]=1; 2^2) + IF([.T21]=1; 2^3) + IF([.W20]=1; 2^4) + IF([.V20]=1; 2^5) + IF([.U20]=1; 2^6) + IF([.T20]=1; 2^7) + IF([.W19]=1; 2^8) + IF([.V19]=1; 2^9) + IF([.U19]=1; 2^10) + IF([.T19]=1; 2^11) + IF([.W18]=1; 2^12) + IF([.V18]=1; 2^13) + IF([.U18]=1; 2^14) + IF([.T18]=1; 2^15)" office:value-type="float" office:value="60894" calcext:value-type="float" table:number-columns-spanned="2" table:number-rows-spanned="1">
            <text:p>6089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21]=1; 2^0) + IF([.AB21]=1; 2^1) + IF([.AA21]=1; 2^2) + IF([.Z21]=1; 2^3) + IF([.AC20]=1; 2^4) + IF([.AB20]=1; 2^5) + IF([.AA20]=1; 2^6) + IF([.Z20]=1; 2^7) + IF([.AC19]=1; 2^8) + IF([.AB19]=1; 2^9) + IF([.AA19]=1; 2^10) + IF([.Z19]=1; 2^11) + IF([.AC18]=1; 2^12) + IF([.AB18]=1; 2^13) + IF([.AA18]=1; 2^14) + IF([.Z18]=1; 2^15)" office:value-type="float" office:value="65231" calcext:value-type="float" table:number-columns-spanned="2" table:number-rows-spanned="1">
            <text:p>652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21]=1; 2^0) + IF([.AH21]=1; 2^1) + IF([.AG21]=1; 2^2) + IF([.AF21]=1; 2^3) + IF([.AI20]=1; 2^4) + IF([.AH20]=1; 2^5) + IF([.AG20]=1; 2^6) + IF([.AF20]=1; 2^7) + IF([.AI19]=1; 2^8) + IF([.AH19]=1; 2^9) + IF([.AG19]=1; 2^10) + IF([.AF19]=1; 2^11) + IF([.AI18]=1; 2^12) + IF([.AH18]=1; 2^13) + IF([.AG18]=1; 2^14) + IF([.AF18]=1; 2^15)" office:value-type="float" office:value="64748" calcext:value-type="float" table:number-columns-spanned="2" table:number-rows-spanned="1">
            <text:p>6474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21]=1; 2^0) + IF([.AN21]=1; 2^1) + IF([.AM21]=1; 2^2) + IF([.AL21]=1; 2^3) + IF([.AO20]=1; 2^4) + IF([.AN20]=1; 2^5) + IF([.AM20]=1; 2^6) + IF([.AL20]=1; 2^7) + IF([.AO19]=1; 2^8) + IF([.AN19]=1; 2^9) + IF([.AM19]=1; 2^10) + IF([.AL19]=1; 2^11) + IF([.AO18]=1; 2^12) + IF([.AN18]=1; 2^13) + IF([.AM18]=1; 2^14) + IF([.AL18]=1; 2^15)" office:value-type="float" office:value="64735" calcext:value-type="float" table:number-columns-spanned="2" table:number-rows-spanned="1">
            <text:p>6473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21]=1; 2^0) + IF([.AT21]=1; 2^1) + IF([.AS21]=1; 2^2) + IF([.AR21]=1; 2^3) + IF([.AU20]=1; 2^4) + IF([.AT20]=1; 2^5) + IF([.AS20]=1; 2^6) + IF([.AR20]=1; 2^7) + IF([.AU19]=1; 2^8) + IF([.AT19]=1; 2^9) + IF([.AS19]=1; 2^10) + IF([.AR19]=1; 2^11) + IF([.AU18]=1; 2^12) + IF([.AT18]=1; 2^13) + IF([.AS18]=1; 2^14) + IF([.AR18]=1; 2^15)" office:value-type="float" office:value="57341" calcext:value-type="float" table:number-columns-spanned="2" table:number-rows-spanned="1">
            <text:p>5734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21]=1; 2^0) + IF([.AZ21]=1; 2^1) + IF([.AY21]=1; 2^2) + IF([.AX21]=1; 2^3) + IF([.BA20]=1; 2^4) + IF([.AZ20]=1; 2^5) + IF([.AY20]=1; 2^6) + IF([.AX20]=1; 2^7) + IF([.BA19]=1; 2^8) + IF([.AZ19]=1; 2^9) + IF([.AY19]=1; 2^10) + IF([.AX19]=1; 2^11) + IF([.BA18]=1; 2^12) + IF([.AZ18]=1; 2^13) + IF([.AY18]=1; 2^14) + IF([.AX18]=1; 2^15)" office:value-type="float" office:value="63087" calcext:value-type="float" table:number-columns-spanned="2" table:number-rows-spanned="1">
            <text:p>6308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21]=1; 2^0) + IF([.BF21]=1; 2^1) + IF([.BE21]=1; 2^2) + IF([.BD21]=1; 2^3) + IF([.BG20]=1; 2^4) + IF([.BF20]=1; 2^5) + IF([.BE20]=1; 2^6) + IF([.BD20]=1; 2^7) + IF([.BG19]=1; 2^8) + IF([.BF19]=1; 2^9) + IF([.BE19]=1; 2^10) + IF([.BD19]=1; 2^11) + IF([.BG18]=1; 2^12) + IF([.BF18]=1; 2^13) + IF([.BE18]=1; 2^14) + IF([.BD18]=1; 2^15)" office:value-type="float" office:value="13119" calcext:value-type="float" table:number-columns-spanned="2" table:number-rows-spanned="1">
            <text:p>1311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21]=1; 2^0) + IF([.BL21]=1; 2^1) + IF([.BK21]=1; 2^2) + IF([.BJ21]=1; 2^3) + IF([.BM20]=1; 2^4) + IF([.BL20]=1; 2^5) + IF([.BK20]=1; 2^6) + IF([.BJ20]=1; 2^7) + IF([.BM19]=1; 2^8) + IF([.BL19]=1; 2^9) + IF([.BK19]=1; 2^10) + IF([.BJ19]=1; 2^11) + IF([.BM18]=1; 2^12) + IF([.BL18]=1; 2^13) + IF([.BK18]=1; 2^14) + IF([.BJ18]=1; 2^15)" office:value-type="float" office:value="57085" calcext:value-type="float" table:number-columns-spanned="2" table:number-rows-spanned="1">
            <text:p>5708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21]=1; 2^0) + IF([.BR21]=1; 2^1) + IF([.BQ21]=1; 2^2) + IF([.BP21]=1; 2^3) + IF([.BS20]=1; 2^4) + IF([.BR20]=1; 2^5) + IF([.BQ20]=1; 2^6) + IF([.BP20]=1; 2^7) + IF([.BS19]=1; 2^8) + IF([.BR19]=1; 2^9) + IF([.BQ19]=1; 2^10) + IF([.BP19]=1; 2^11) + IF([.BS18]=1; 2^12) + IF([.BR18]=1; 2^13) + IF([.BQ18]=1; 2^14) + IF([.BP18]=1; 2^15)" office:value-type="float" office:value="52431" calcext:value-type="float" table:number-columns-spanned="2" table:number-rows-spanned="1">
            <text:p>524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21]=1; 2^0) + IF([.BX21]=1; 2^1) + IF([.BW21]=1; 2^2) + IF([.BV21]=1; 2^3) + IF([.BY20]=1; 2^4) + IF([.BX20]=1; 2^5) + IF([.BW20]=1; 2^6) + IF([.BV20]=1; 2^7) + IF([.BY19]=1; 2^8) + IF([.BX19]=1; 2^9) + IF([.BW19]=1; 2^10) + IF([.BV19]=1; 2^11) + IF([.BY18]=1; 2^12) + IF([.BX18]=1; 2^13) + IF([.BW18]=1; 2^14) + IF([.BV18]=1; 2^15)" office:value-type="float" office:value="65465" calcext:value-type="float" table:number-columns-spanned="2" table:number-rows-spanned="1">
            <text:p>6546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21]=1; 2^0) + IF([.CD21]=1; 2^1) + IF([.CC21]=1; 2^2) + IF([.CB21]=1; 2^3) + IF([.CE20]=1; 2^4) + IF([.CD20]=1; 2^5) + IF([.CC20]=1; 2^6) + IF([.CB20]=1; 2^7) + IF([.CE19]=1; 2^8) + IF([.CD19]=1; 2^9) + IF([.CC19]=1; 2^10) + IF([.CB19]=1; 2^11) + IF([.CE18]=1; 2^12) + IF([.CD18]=1; 2^13) + IF([.CC18]=1; 2^14) + IF([.CB18]=1; 2^15)" office:value-type="float" office:value="57339" calcext:value-type="float" table:number-columns-spanned="2" table:number-rows-spanned="1">
            <text:p>573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21]=1; 2^0) + IF([.CJ21]=1; 2^1) + IF([.CI21]=1; 2^2) + IF([.CH21]=1; 2^3) + IF([.CK20]=1; 2^4) + IF([.CJ20]=1; 2^5) + IF([.CI20]=1; 2^6) + IF([.CH20]=1; 2^7) + IF([.CK19]=1; 2^8) + IF([.CJ19]=1; 2^9) + IF([.CI19]=1; 2^10) + IF([.CH19]=1; 2^11) + IF([.CK18]=1; 2^12) + IF([.CJ18]=1; 2^13) + IF([.CI18]=1; 2^14) + IF([.CH18]=1; 2^15)" office:value-type="float" office:value="64991" calcext:value-type="float" table:number-columns-spanned="2" table:number-rows-spanned="1">
            <text:p>649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21]=1; 2^0) + IF([.CP21]=1; 2^1) + IF([.CO21]=1; 2^2) + IF([.CN21]=1; 2^3) + IF([.CQ20]=1; 2^4) + IF([.CP20]=1; 2^5) + IF([.CO20]=1; 2^6) + IF([.CN20]=1; 2^7) + IF([.CQ19]=1; 2^8) + IF([.CP19]=1; 2^9) + IF([.CO19]=1; 2^10) + IF([.CN19]=1; 2^11) + IF([.CQ18]=1; 2^12) + IF([.CP18]=1; 2^13) + IF([.CO18]=1; 2^14) + IF([.CN18]=1; 2^15)" office:value-type="float" office:value="63996" calcext:value-type="float" table:number-columns-spanned="2" table:number-rows-spanned="1">
            <text:p>6399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21]=1; 2^0) + IF([.CV21]=1; 2^1) + IF([.CU21]=1; 2^2) + IF([.CT21]=1; 2^3) + IF([.CW20]=1; 2^4) + IF([.CV20]=1; 2^5) + IF([.CU20]=1; 2^6) + IF([.CT20]=1; 2^7) + IF([.CW19]=1; 2^8) + IF([.CV19]=1; 2^9) + IF([.CU19]=1; 2^10) + IF([.CT19]=1; 2^11) + IF([.CW18]=1; 2^12) + IF([.CV18]=1; 2^13) + IF([.CU18]=1; 2^14) + IF([.CT18]=1; 2^15)" office:value-type="float" office:value="63935" calcext:value-type="float" table:number-columns-spanned="2" table:number-rows-spanned="1">
            <text:p>6393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21]=1; 2^0) + IF([.DB21]=1; 2^1) + IF([.DA21]=1; 2^2) + IF([.CZ21]=1; 2^3) + IF([.DC20]=1; 2^4) + IF([.DB20]=1; 2^5) + IF([.DA20]=1; 2^6) + IF([.CZ20]=1; 2^7) + IF([.DC19]=1; 2^8) + IF([.DB19]=1; 2^9) + IF([.DA19]=1; 2^10) + IF([.CZ19]=1; 2^11) + IF([.DC18]=1; 2^12) + IF([.DB18]=1; 2^13) + IF([.DA18]=1; 2^14) + IF([.CZ18]=1; 2^15)" office:value-type="float" office:value="65005" calcext:value-type="float" table:number-columns-spanned="2" table:number-rows-spanned="1">
            <text:p>650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21]=1; 2^0) + IF([.DH21]=1; 2^1) + IF([.DG21]=1; 2^2) + IF([.DF21]=1; 2^3) + IF([.DI20]=1; 2^4) + IF([.DH20]=1; 2^5) + IF([.DG20]=1; 2^6) + IF([.DF20]=1; 2^7) + IF([.DI19]=1; 2^8) + IF([.DH19]=1; 2^9) + IF([.DG19]=1; 2^10) + IF([.DF19]=1; 2^11) + IF([.DI18]=1; 2^12) + IF([.DH18]=1; 2^13) + IF([.DG18]=1; 2^14) + IF([.DF18]=1; 2^15)" office:value-type="float" office:value="64575" calcext:value-type="float" table:number-columns-spanned="2" table:number-rows-spanned="1">
            <text:p>6457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21]=1; 2^0) + IF([.DN21]=1; 2^1) + IF([.DM21]=1; 2^2) + IF([.DL21]=1; 2^3) + IF([.DO20]=1; 2^4) + IF([.DN20]=1; 2^5) + IF([.DM20]=1; 2^6) + IF([.DL20]=1; 2^7) + IF([.DO19]=1; 2^8) + IF([.DN19]=1; 2^9) + IF([.DM19]=1; 2^10) + IF([.DL19]=1; 2^11) + IF([.DO18]=1; 2^12) + IF([.DN18]=1; 2^13) + IF([.DM18]=1; 2^14) + IF([.DL18]=1; 2^15)" office:value-type="float" office:value="65382" calcext:value-type="float" table:number-columns-spanned="2" table:number-rows-spanned="1">
            <text:p>6538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21]=1; 2^0) + IF([.DT21]=1; 2^1) + IF([.DS21]=1; 2^2) + IF([.DR21]=1; 2^3) + IF([.DU20]=1; 2^4) + IF([.DT20]=1; 2^5) + IF([.DS20]=1; 2^6) + IF([.DR20]=1; 2^7) + IF([.DU19]=1; 2^8) + IF([.DT19]=1; 2^9) + IF([.DS19]=1; 2^10) + IF([.DR19]=1; 2^11) + IF([.DU18]=1; 2^12) + IF([.DT18]=1; 2^13) + IF([.DS18]=1; 2^14) + IF([.DR18]=1; 2^15)" office:value-type="float" office:value="39423" calcext:value-type="float" table:number-columns-spanned="2" table:number-rows-spanned="1">
            <text:p>3942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21]=1; 2^0) + IF([.DZ21]=1; 2^1) + IF([.DY21]=1; 2^2) + IF([.DX21]=1; 2^3) + IF([.EA20]=1; 2^4) + IF([.DZ20]=1; 2^5) + IF([.DY20]=1; 2^6) + IF([.DX20]=1; 2^7) + IF([.EA19]=1; 2^8) + IF([.DZ19]=1; 2^9) + IF([.DY19]=1; 2^10) + IF([.DX19]=1; 2^11) + IF([.EA18]=1; 2^12) + IF([.DZ18]=1; 2^13) + IF([.DY18]=1; 2^14) + IF([.DX18]=1; 2^15)" office:value-type="float" office:value="39414" calcext:value-type="float" table:number-columns-spanned="2" table:number-rows-spanned="1">
            <text:p>3941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21]=1; 2^0) + IF([.EF21]=1; 2^1) + IF([.EE21]=1; 2^2) + IF([.ED21]=1; 2^3) + IF([.EG20]=1; 2^4) + IF([.EF20]=1; 2^5) + IF([.EE20]=1; 2^6) + IF([.ED20]=1; 2^7) + IF([.EG19]=1; 2^8) + IF([.EF19]=1; 2^9) + IF([.EE19]=1; 2^10) + IF([.ED19]=1; 2^11) + IF([.EG18]=1; 2^12) + IF([.EF18]=1; 2^13) + IF([.EE18]=1; 2^14) + IF([.ED18]=1; 2^15)" office:value-type="float" office:value="40447" calcext:value-type="float" table:number-columns-spanned="2" table:number-rows-spanned="1">
            <text:p>4044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21]=1; 2^0) + IF([.EL21]=1; 2^1) + IF([.EK21]=1; 2^2) + IF([.EJ21]=1; 2^3) + IF([.EM20]=1; 2^4) + IF([.EL20]=1; 2^5) + IF([.EK20]=1; 2^6) + IF([.EJ20]=1; 2^7) + IF([.EM19]=1; 2^8) + IF([.EL19]=1; 2^9) + IF([.EK19]=1; 2^10) + IF([.EJ19]=1; 2^11) + IF([.EM18]=1; 2^12) + IF([.EL18]=1; 2^13) + IF([.EK18]=1; 2^14) + IF([.EJ18]=1; 2^15)" office:value-type="float" office:value="40809" calcext:value-type="float" table:number-columns-spanned="2" table:number-rows-spanned="1">
            <text:p>4080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21]=1; 2^0) + IF([.ER21]=1; 2^1) + IF([.EQ21]=1; 2^2) + IF([.EP21]=1; 2^3) + IF([.ES20]=1; 2^4) + IF([.ER20]=1; 2^5) + IF([.EQ20]=1; 2^6) + IF([.EP20]=1; 2^7) + IF([.ES19]=1; 2^8) + IF([.ER19]=1; 2^9) + IF([.EQ19]=1; 2^10) + IF([.EP19]=1; 2^11) + IF([.ES18]=1; 2^12) + IF([.ER18]=1; 2^13) + IF([.EQ18]=1; 2^14) + IF([.EP18]=1; 2^15)" office:value-type="float" office:value="40806" calcext:value-type="float" table:number-columns-spanned="2" table:number-rows-spanned="1">
            <text:p>4080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21]=1; 2^0) + IF([.EX21]=1; 2^1) + IF([.EW21]=1; 2^2) + IF([.EV21]=1; 2^3) + IF([.EY20]=1; 2^4) + IF([.EX20]=1; 2^5) + IF([.EW20]=1; 2^6) + IF([.EV20]=1; 2^7) + IF([.EY19]=1; 2^8) + IF([.EX19]=1; 2^9) + IF([.EW19]=1; 2^10) + IF([.EV19]=1; 2^11) + IF([.EY18]=1; 2^12) + IF([.EX18]=1; 2^13) + IF([.EW18]=1; 2^14) + IF([.EV18]=1; 2^15)" office:value-type="float" office:value="62415" calcext:value-type="float" table:number-columns-spanned="2" table:number-rows-spanned="1">
            <text:p>62415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4"/>
          <table:table-cell table:style-name="ce50" table:formula="of:=DEC2HEX([.D22])" office:value-type="string" office:string-value="FDFD" calcext:value-type="string" table:number-columns-spanned="2" table:number-rows-spanned="1">
            <text:p>FDFD</text:p>
          </table:table-cell>
          <table:covered-table-cell table:style-name="ce49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22])" office:value-type="string" office:string-value="EFDF" calcext:value-type="string" table:number-columns-spanned="2" table:number-rows-spanned="1">
            <text:p>EFD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22])" office:value-type="string" office:string-value="FCCF" calcext:value-type="string" table:number-columns-spanned="2" table:number-rows-spanned="1">
            <text:p>FCC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V22])" office:value-type="string" office:string-value="EDDE" calcext:value-type="string" table:number-columns-spanned="2" table:number-rows-spanned="1">
            <text:p>EDDE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B22])" office:value-type="string" office:string-value="FECF" calcext:value-type="string" table:number-columns-spanned="2" table:number-rows-spanned="1">
            <text:p>FEC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H22])" office:value-type="string" office:string-value="FCEC" calcext:value-type="string" table:number-columns-spanned="2" table:number-rows-spanned="1">
            <text:p>FCEC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N22])" office:value-type="string" office:string-value="FCDF" calcext:value-type="string" table:number-columns-spanned="2" table:number-rows-spanned="1">
            <text:p>FCD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T22])" office:value-type="string" office:string-value="DFFD" calcext:value-type="string" table:number-columns-spanned="2" table:number-rows-spanned="1">
            <text:p>DFFD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Z22])" office:value-type="string" office:string-value="F66F" calcext:value-type="string" table:number-columns-spanned="2" table:number-rows-spanned="1">
            <text:p>F66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F22])" office:value-type="string" office:string-value="333F" calcext:value-type="string" table:number-columns-spanned="2" table:number-rows-spanned="1">
            <text:p>333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L22])" office:value-type="string" office:string-value="DEFD" calcext:value-type="string" table:number-columns-spanned="2" table:number-rows-spanned="1">
            <text:p>DEFD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R22])" office:value-type="string" office:string-value="CCCF" calcext:value-type="string" table:number-columns-spanned="2" table:number-rows-spanned="1">
            <text:p>CCC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X22])" office:value-type="string" office:string-value="FFB9" calcext:value-type="string" table:number-columns-spanned="2" table:number-rows-spanned="1">
            <text:p>FFB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D22])" office:value-type="string" office:string-value="DFFB" calcext:value-type="string" table:number-columns-spanned="2" table:number-rows-spanned="1">
            <text:p>DFFB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J22])" office:value-type="string" office:string-value="FDDF" calcext:value-type="string" table:number-columns-spanned="2" table:number-rows-spanned="1">
            <text:p>FDD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P22])" office:value-type="string" office:string-value="F9FC" calcext:value-type="string" table:number-columns-spanned="2" table:number-rows-spanned="1">
            <text:p>F9FC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V22])" office:value-type="string" office:string-value="F9BF" calcext:value-type="string" table:number-columns-spanned="2" table:number-rows-spanned="1">
            <text:p>F9B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B22])" office:value-type="string" office:string-value="FDED" calcext:value-type="string" table:number-columns-spanned="2" table:number-rows-spanned="1">
            <text:p>FDED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H22])" office:value-type="string" office:string-value="FC3F" calcext:value-type="string" table:number-columns-spanned="2" table:number-rows-spanned="1">
            <text:p>FC3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N22])" office:value-type="string" office:string-value="FF66" calcext:value-type="string" table:number-columns-spanned="2" table:number-rows-spanned="1">
            <text:p>FF6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T22])" office:value-type="string" office:string-value="99FF" calcext:value-type="string" table:number-columns-spanned="2" table:number-rows-spanned="1">
            <text:p>99F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Z22])" office:value-type="string" office:string-value="99F6" calcext:value-type="string" table:number-columns-spanned="2" table:number-rows-spanned="1">
            <text:p>99F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F22])" office:value-type="string" office:string-value="9DFF" calcext:value-type="string" table:number-columns-spanned="2" table:number-rows-spanned="1">
            <text:p>9DF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L22])" office:value-type="string" office:string-value="9F69" calcext:value-type="string" table:number-columns-spanned="2" table:number-rows-spanned="1">
            <text:p>9F6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R22])" office:value-type="string" office:string-value="9F66" calcext:value-type="string" table:number-columns-spanned="2" table:number-rows-spanned="1">
            <text:p>9F6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X22])" office:value-type="string" office:string-value="F3CF" calcext:value-type="string" table:number-columns-spanned="2" table:number-rows-spanned="1">
            <text:p>F3CF</text:p>
          </table:table-cell>
          <table:covered-table-cell table:style-name="ce50"/>
          <table:table-cell table:number-columns-repeated="42"/>
        </table:table-row>
        <table:table-row table:style-name="ro1">
          <table:table-cell/>
          <table:table-cell table:style-name="ce49"/>
          <table:table-cell table:style-name="ce54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[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\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]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^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_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60" office:value-type="string" calcext:value-type="string" table:number-columns-spanned="1" table:number-rows-spanned="6">
            <text:p>`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table:number-columns-repeated="2"/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6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29]=1; 2^0) + IF([.D29]=1; 2^1) + IF([.C29]=1; 2^2) + IF([.B29]=1; 2^3) + IF([.E28]=1; 2^4) + IF([.D28]=1; 2^5) + IF([.C28]=1; 2^6) + IF([.B28]=1; 2^7) + IF([.E27]=1; 2^8) + IF([.D27]=1; 2^9) + IF([.C27]=1; 2^10) + IF([.B27]=1; 2^11) + IF([.E26]=1; 2^12) + IF([.D26]=1; 2^13) + IF([.C26]=1; 2^14) + IF([.B26]=1; 2^15)" office:value-type="float" office:value="25670" calcext:value-type="float" table:number-columns-spanned="2" table:number-rows-spanned="1">
            <text:p>25670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29]=1; 2^0) + IF([.J29]=1; 2^1) + IF([.I29]=1; 2^2) + IF([.H29]=1; 2^3) + IF([.K28]=1; 2^4) + IF([.J28]=1; 2^5) + IF([.I28]=1; 2^6) + IF([.H28]=1; 2^7) + IF([.K27]=1; 2^8) + IF([.J27]=1; 2^9) + IF([.I27]=1; 2^10) + IF([.H27]=1; 2^11) + IF([.K26]=1; 2^12) + IF([.J26]=1; 2^13) + IF([.I26]=1; 2^14) + IF([.H26]=1; 2^15)" office:value-type="float" office:value="33825" calcext:value-type="float" table:number-columns-spanned="2" table:number-rows-spanned="1">
            <text:p>3382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29]=1; 2^0) + IF([.P29]=1; 2^1) + IF([.O29]=1; 2^2) + IF([.N29]=1; 2^3) + IF([.Q28]=1; 2^4) + IF([.P28]=1; 2^5) + IF([.O28]=1; 2^6) + IF([.N28]=1; 2^7) + IF([.Q27]=1; 2^8) + IF([.P27]=1; 2^9) + IF([.O27]=1; 2^10) + IF([.N27]=1; 2^11) + IF([.Q26]=1; 2^12) + IF([.P26]=1; 2^13) + IF([.O26]=1; 2^14) + IF([.N26]=1; 2^15)" office:value-type="float" office:value="25126" calcext:value-type="float" table:number-columns-spanned="2" table:number-rows-spanned="1">
            <text:p>2512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29]=1; 2^0) + IF([.V29]=1; 2^1) + IF([.U29]=1; 2^2) + IF([.T29]=1; 2^3) + IF([.W28]=1; 2^4) + IF([.V28]=1; 2^5) + IF([.U28]=1; 2^6) + IF([.T28]=1; 2^7) + IF([.W27]=1; 2^8) + IF([.V27]=1; 2^9) + IF([.U27]=1; 2^10) + IF([.T27]=1; 2^11) + IF([.W26]=1; 2^12) + IF([.V26]=1; 2^13) + IF([.U26]=1; 2^14) + IF([.T26]=1; 2^15)" office:value-type="float" office:value="18944" calcext:value-type="float" table:number-columns-spanned="2" table:number-rows-spanned="1">
            <text:p>1894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29]=1; 2^0) + IF([.AB29]=1; 2^1) + IF([.AA29]=1; 2^2) + IF([.Z29]=1; 2^3) + IF([.AC28]=1; 2^4) + IF([.AB28]=1; 2^5) + IF([.AA28]=1; 2^6) + IF([.Z28]=1; 2^7) + IF([.AC27]=1; 2^8) + IF([.AB27]=1; 2^9) + IF([.AA27]=1; 2^10) + IF([.Z27]=1; 2^11) + IF([.AC26]=1; 2^12) + IF([.AB26]=1; 2^13) + IF([.AA26]=1; 2^14) + IF([.Z26]=1; 2^15)" office:value-type="float" office:value="15" calcext:value-type="float" table:number-columns-spanned="2" table:number-rows-spanned="1">
            <text:p>15</text:p>
          </table:table-cell>
          <table:covered-table-cell table:style-name="ce49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AI29]=1; 2^0) + IF([.AH29]=1; 2^1) + IF([.AG29]=1; 2^2) + IF([.AF29]=1; 2^3) + IF([.AI28]=1; 2^4) + IF([.AH28]=1; 2^5) + IF([.AG28]=1; 2^6) + IF([.AF28]=1; 2^7) + IF([.AI27]=1; 2^8) + IF([.AH27]=1; 2^9) + IF([.AG27]=1; 2^10) + IF([.AF27]=1; 2^11) + IF([.AI26]=1; 2^12) + IF([.AH26]=1; 2^13) + IF([.AG26]=1; 2^14) + IF([.AF26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 table:number-columns-repeated="162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4"/>
          <table:table-cell table:style-name="ce50" table:formula="of:=DEC2HEX([.D30])" office:value-type="string" office:string-value="6446" calcext:value-type="string" table:number-columns-spanned="2" table:number-rows-spanned="1">
            <text:p>6446</text:p>
          </table:table-cell>
          <table:covered-table-cell table:style-name="ce49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30])" office:value-type="string" office:string-value="8421" calcext:value-type="string" table:number-columns-spanned="2" table:number-rows-spanned="1">
            <text:p>8421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30])" office:value-type="string" office:string-value="6226" calcext:value-type="string" table:number-columns-spanned="2" table:number-rows-spanned="1">
            <text:p>622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V30])" office:value-type="string" office:string-value="4A00" calcext:value-type="string" table:number-columns-spanned="2" table:number-rows-spanned="1">
            <text:p>4A00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B30])" office:value-type="string" office:string-value="F" calcext:value-type="string" table:number-columns-spanned="2" table:number-rows-spanned="1">
            <text:p>F</text:p>
          </table:table-cell>
          <table:covered-table-cell table:style-name="ce50"/>
          <table:table-cell table:style-name="ce49"/>
          <table:covered-table-cell/>
          <table:table-cell table:style-name="ce62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62" table:formula="of:=DEC2HEX([.AH30])" office:value-type="string" office:string-value="FFFF" calcext:value-type="string" table:number-columns-spanned="2" table:number-rows-spanned="1">
            <text:p>FFFF</text:p>
          </table:table-cell>
          <table:covered-table-cell table:style-name="ce62"/>
          <table:table-cell table:style-name="ce49"/>
          <table:table-cell table:number-columns-repeated="161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c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d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e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f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g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h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I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j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k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l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n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o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p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q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s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t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u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v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w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y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z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37]=1; 2^0) + IF([.D37]=1; 2^1) + IF([.C37]=1; 2^2) + IF([.B37]=1; 2^3) + IF([.E36]=1; 2^4) + IF([.D36]=1; 2^5) + IF([.C36]=1; 2^6) + IF([.B36]=1; 2^7) + IF([.E35]=1; 2^8) + IF([.D35]=1; 2^9) + IF([.C35]=1; 2^10) + IF([.B35]=1; 2^11) + IF([.E34]=1; 2^12) + IF([.D34]=1; 2^13) + IF([.C34]=1; 2^14) + IF([.B34]=1; 2^15)" office:value-type="float" office:value="27069" calcext:value-type="float" table:number-columns-spanned="2" table:number-rows-spanned="1">
            <text:p>27069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37]=1; 2^0) + IF([.J37]=1; 2^1) + IF([.I37]=1; 2^2) + IF([.H37]=1; 2^3) + IF([.K36]=1; 2^4) + IF([.J36]=1; 2^5) + IF([.I36]=1; 2^6) + IF([.H36]=1; 2^7) + IF([.K35]=1; 2^8) + IF([.J35]=1; 2^9) + IF([.I35]=1; 2^10) + IF([.H35]=1; 2^11) + IF([.K34]=1; 2^12) + IF([.J34]=1; 2^13) + IF([.I34]=1; 2^14) + IF([.H34]=1; 2^15)" office:value-type="float" office:value="36510" calcext:value-type="float" table:number-columns-spanned="2" table:number-rows-spanned="1">
            <text:p>3651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37]=1; 2^0) + IF([.P37]=1; 2^1) + IF([.O37]=1; 2^2) + IF([.N37]=1; 2^3) + IF([.Q36]=1; 2^4) + IF([.P36]=1; 2^5) + IF([.O36]=1; 2^6) + IF([.N36]=1; 2^7) + IF([.Q35]=1; 2^8) + IF([.P35]=1; 2^9) + IF([.O35]=1; 2^10) + IF([.N35]=1; 2^11) + IF([.Q34]=1; 2^12) + IF([.P34]=1; 2^13) + IF([.O34]=1; 2^14) + IF([.N34]=1; 2^15)" office:value-type="float" office:value="30855" calcext:value-type="float" table:number-columns-spanned="2" table:number-rows-spanned="1">
            <text:p>3085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37]=1; 2^0) + IF([.V37]=1; 2^1) + IF([.U37]=1; 2^2) + IF([.T37]=1; 2^3) + IF([.W36]=1; 2^4) + IF([.V36]=1; 2^5) + IF([.U36]=1; 2^6) + IF([.T36]=1; 2^7) + IF([.W35]=1; 2^8) + IF([.V35]=1; 2^9) + IF([.U35]=1; 2^10) + IF([.T35]=1; 2^11) + IF([.W34]=1; 2^12) + IF([.V34]=1; 2^13) + IF([.U34]=1; 2^14) + IF([.T34]=1; 2^15)" office:value-type="float" office:value="6039" calcext:value-type="float" table:number-columns-spanned="2" table:number-rows-spanned="1">
            <text:p>60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37]=1; 2^0) + IF([.AB37]=1; 2^1) + IF([.AA37]=1; 2^2) + IF([.Z37]=1; 2^3) + IF([.AC36]=1; 2^4) + IF([.AB36]=1; 2^5) + IF([.AA36]=1; 2^6) + IF([.Z36]=1; 2^7) + IF([.AC35]=1; 2^8) + IF([.AB35]=1; 2^9) + IF([.AA35]=1; 2^10) + IF([.Z35]=1; 2^11) + IF([.AC34]=1; 2^12) + IF([.AB34]=1; 2^13) + IF([.AA34]=1; 2^14) + IF([.Z34]=1; 2^15)" office:value-type="float" office:value="27623" calcext:value-type="float" table:number-columns-spanned="2" table:number-rows-spanned="1">
            <text:p>2762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37]=1; 2^0) + IF([.AH37]=1; 2^1) + IF([.AG37]=1; 2^2) + IF([.AF37]=1; 2^3) + IF([.AI36]=1; 2^4) + IF([.AH36]=1; 2^5) + IF([.AG36]=1; 2^6) + IF([.AF36]=1; 2^7) + IF([.AI35]=1; 2^8) + IF([.AH35]=1; 2^9) + IF([.AG35]=1; 2^10) + IF([.AF35]=1; 2^11) + IF([.AI34]=1; 2^12) + IF([.AH34]=1; 2^13) + IF([.AG34]=1; 2^14) + IF([.AF34]=1; 2^15)" office:value-type="float" office:value="63720" calcext:value-type="float" table:number-columns-spanned="2" table:number-rows-spanned="1">
            <text:p>6372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37]=1; 2^0) + IF([.AN37]=1; 2^1) + IF([.AM37]=1; 2^2) + IF([.AL37]=1; 2^3) + IF([.AO36]=1; 2^4) + IF([.AN36]=1; 2^5) + IF([.AM36]=1; 2^6) + IF([.AL36]=1; 2^7) + IF([.AO35]=1; 2^8) + IF([.AN35]=1; 2^9) + IF([.AM35]=1; 2^10) + IF([.AL35]=1; 2^11) + IF([.AO34]=1; 2^12) + IF([.AN34]=1; 2^13) + IF([.AM34]=1; 2^14) + IF([.AL34]=1; 2^15)" office:value-type="float" office:value="31102" calcext:value-type="float" table:number-columns-spanned="2" table:number-rows-spanned="1">
            <text:p>3110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37]=1; 2^0) + IF([.AT37]=1; 2^1) + IF([.AS37]=1; 2^2) + IF([.AR37]=1; 2^3) + IF([.AU36]=1; 2^4) + IF([.AT36]=1; 2^5) + IF([.AS36]=1; 2^6) + IF([.AR36]=1; 2^7) + IF([.AU35]=1; 2^8) + IF([.AT35]=1; 2^9) + IF([.AS35]=1; 2^10) + IF([.AR35]=1; 2^11) + IF([.AU34]=1; 2^12) + IF([.AT34]=1; 2^13) + IF([.AS34]=1; 2^14) + IF([.AR34]=1; 2^15)" office:value-type="float" office:value="36505" calcext:value-type="float" table:number-columns-spanned="2" table:number-rows-spanned="1">
            <text:p>365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37]=1; 2^0) + IF([.AZ37]=1; 2^1) + IF([.AY37]=1; 2^2) + IF([.AX37]=1; 2^3) + IF([.BA36]=1; 2^4) + IF([.AZ36]=1; 2^5) + IF([.AY36]=1; 2^6) + IF([.AX36]=1; 2^7) + IF([.BA35]=1; 2^8) + IF([.AZ35]=1; 2^9) + IF([.AY35]=1; 2^10) + IF([.AX35]=1; 2^11) + IF([.BA34]=1; 2^12) + IF([.AZ34]=1; 2^13) + IF([.AY34]=1; 2^14) + IF([.AX34]=1; 2^15)" office:value-type="float" office:value="8239" calcext:value-type="float" table:number-columns-spanned="2" table:number-rows-spanned="1">
            <text:p>82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37]=1; 2^0) + IF([.BF37]=1; 2^1) + IF([.BE37]=1; 2^2) + IF([.BD37]=1; 2^3) + IF([.BG36]=1; 2^4) + IF([.BF36]=1; 2^5) + IF([.BE36]=1; 2^6) + IF([.BD36]=1; 2^7) + IF([.BG35]=1; 2^8) + IF([.BF35]=1; 2^9) + IF([.BE35]=1; 2^10) + IF([.BD35]=1; 2^11) + IF([.BG34]=1; 2^12) + IF([.BF34]=1; 2^13) + IF([.BE34]=1; 2^14) + IF([.BD34]=1; 2^15)" office:value-type="float" office:value="4127" calcext:value-type="float" table:number-columns-spanned="2" table:number-rows-spanned="1">
            <text:p>412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37]=1; 2^0) + IF([.BL37]=1; 2^1) + IF([.BK37]=1; 2^2) + IF([.BJ37]=1; 2^3) + IF([.BM36]=1; 2^4) + IF([.BL36]=1; 2^5) + IF([.BK36]=1; 2^6) + IF([.BJ36]=1; 2^7) + IF([.BM35]=1; 2^8) + IF([.BL35]=1; 2^9) + IF([.BK35]=1; 2^10) + IF([.BJ35]=1; 2^11) + IF([.BM34]=1; 2^12) + IF([.BL34]=1; 2^13) + IF([.BK34]=1; 2^14) + IF([.BJ34]=1; 2^15)" office:value-type="float" office:value="35305" calcext:value-type="float" table:number-columns-spanned="2" table:number-rows-spanned="1">
            <text:p>353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37]=1; 2^0) + IF([.BR37]=1; 2^1) + IF([.BQ37]=1; 2^2) + IF([.BP37]=1; 2^3) + IF([.BS36]=1; 2^4) + IF([.BR36]=1; 2^5) + IF([.BQ36]=1; 2^6) + IF([.BP36]=1; 2^7) + IF([.BS35]=1; 2^8) + IF([.BR35]=1; 2^9) + IF([.BQ35]=1; 2^10) + IF([.BP35]=1; 2^11) + IF([.BS34]=1; 2^12) + IF([.BR34]=1; 2^13) + IF([.BQ34]=1; 2^14) + IF([.BP34]=1; 2^15)" office:value-type="float" office:value="50244" calcext:value-type="float" table:number-columns-spanned="2" table:number-rows-spanned="1">
            <text:p>5024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37]=1; 2^0) + IF([.BX37]=1; 2^1) + IF([.BW37]=1; 2^2) + IF([.BV37]=1; 2^3) + IF([.BY36]=1; 2^4) + IF([.BX36]=1; 2^5) + IF([.BW36]=1; 2^6) + IF([.BV36]=1; 2^7) + IF([.BY35]=1; 2^8) + IF([.BX35]=1; 2^9) + IF([.BW35]=1; 2^10) + IF([.BV35]=1; 2^11) + IF([.BY34]=1; 2^12) + IF([.BX34]=1; 2^13) + IF([.BW34]=1; 2^14) + IF([.BV34]=1; 2^15)" office:value-type="float" office:value="31641" calcext:value-type="float" table:number-columns-spanned="2" table:number-rows-spanned="1">
            <text:p>3164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37]=1; 2^0) + IF([.CD37]=1; 2^1) + IF([.CC37]=1; 2^2) + IF([.CB37]=1; 2^3) + IF([.CE36]=1; 2^4) + IF([.CD36]=1; 2^5) + IF([.CC36]=1; 2^6) + IF([.CB36]=1; 2^7) + IF([.CE35]=1; 2^8) + IF([.CD35]=1; 2^9) + IF([.CC35]=1; 2^10) + IF([.CB35]=1; 2^11) + IF([.CE34]=1; 2^12) + IF([.CD34]=1; 2^13) + IF([.CC34]=1; 2^14) + IF([.CB34]=1; 2^15)" office:value-type="float" office:value="59801" calcext:value-type="float" table:number-columns-spanned="2" table:number-rows-spanned="1">
            <text:p>5980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37]=1; 2^0) + IF([.CJ37]=1; 2^1) + IF([.CI37]=1; 2^2) + IF([.CH37]=1; 2^3) + IF([.CK36]=1; 2^4) + IF([.CJ36]=1; 2^5) + IF([.CI36]=1; 2^6) + IF([.CH36]=1; 2^7) + IF([.CK35]=1; 2^8) + IF([.CJ35]=1; 2^9) + IF([.CI35]=1; 2^10) + IF([.CH35]=1; 2^11) + IF([.CK34]=1; 2^12) + IF([.CJ34]=1; 2^13) + IF([.CI34]=1; 2^14) + IF([.CH34]=1; 2^15)" office:value-type="float" office:value="27030" calcext:value-type="float" table:number-columns-spanned="2" table:number-rows-spanned="1">
            <text:p>2703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37]=1; 2^0) + IF([.CP37]=1; 2^1) + IF([.CO37]=1; 2^2) + IF([.CN37]=1; 2^3) + IF([.CQ36]=1; 2^4) + IF([.CP36]=1; 2^5) + IF([.CO36]=1; 2^6) + IF([.CN36]=1; 2^7) + IF([.CQ35]=1; 2^8) + IF([.CP35]=1; 2^9) + IF([.CO35]=1; 2^10) + IF([.CN35]=1; 2^11) + IF([.CQ34]=1; 2^12) + IF([.CP34]=1; 2^13) + IF([.CO34]=1; 2^14) + IF([.CN34]=1; 2^15)" office:value-type="float" office:value="59880" calcext:value-type="float" table:number-columns-spanned="2" table:number-rows-spanned="1">
            <text:p>598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37]=1; 2^0) + IF([.CV37]=1; 2^1) + IF([.CU37]=1; 2^2) + IF([.CT37]=1; 2^3) + IF([.CW36]=1; 2^4) + IF([.CV36]=1; 2^5) + IF([.CU36]=1; 2^6) + IF([.CT36]=1; 2^7) + IF([.CW35]=1; 2^8) + IF([.CV35]=1; 2^9) + IF([.CU35]=1; 2^10) + IF([.CT35]=1; 2^11) + IF([.CW34]=1; 2^12) + IF([.CV34]=1; 2^13) + IF([.CU34]=1; 2^14) + IF([.CT34]=1; 2^15)" office:value-type="float" office:value="60131" calcext:value-type="float" table:number-columns-spanned="2" table:number-rows-spanned="1">
            <text:p>601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37]=1; 2^0) + IF([.DB37]=1; 2^1) + IF([.DA37]=1; 2^2) + IF([.CZ37]=1; 2^3) + IF([.DC36]=1; 2^4) + IF([.DB36]=1; 2^5) + IF([.DA36]=1; 2^6) + IF([.CZ36]=1; 2^7) + IF([.DC35]=1; 2^8) + IF([.DB35]=1; 2^9) + IF([.DA35]=1; 2^10) + IF([.CZ35]=1; 2^11) + IF([.DC34]=1; 2^12) + IF([.DB34]=1; 2^13) + IF([.DA34]=1; 2^14) + IF([.CZ34]=1; 2^15)" office:value-type="float" office:value="59784" calcext:value-type="float" table:number-columns-spanned="2" table:number-rows-spanned="1">
            <text:p>5978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37]=1; 2^0) + IF([.DH37]=1; 2^1) + IF([.DG37]=1; 2^2) + IF([.DF37]=1; 2^3) + IF([.DI36]=1; 2^4) + IF([.DH36]=1; 2^5) + IF([.DG36]=1; 2^6) + IF([.DF36]=1; 2^7) + IF([.DI35]=1; 2^8) + IF([.DH35]=1; 2^9) + IF([.DG35]=1; 2^10) + IF([.DF35]=1; 2^11) + IF([.DI34]=1; 2^12) + IF([.DH34]=1; 2^13) + IF([.DG34]=1; 2^14) + IF([.DF34]=1; 2^15)" office:value-type="float" office:value="13356" calcext:value-type="float" table:number-columns-spanned="2" table:number-rows-spanned="1">
            <text:p>1335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37]=1; 2^0) + IF([.DN37]=1; 2^1) + IF([.DM37]=1; 2^2) + IF([.DL37]=1; 2^3) + IF([.DO36]=1; 2^4) + IF([.DN36]=1; 2^5) + IF([.DM36]=1; 2^6) + IF([.DL36]=1; 2^7) + IF([.DO35]=1; 2^8) + IF([.DN35]=1; 2^9) + IF([.DM35]=1; 2^10) + IF([.DL35]=1; 2^11) + IF([.DO34]=1; 2^12) + IF([.DN34]=1; 2^13) + IF([.DM34]=1; 2^14) + IF([.DL34]=1; 2^15)" office:value-type="float" office:value="20292" calcext:value-type="float" table:number-columns-spanned="2" table:number-rows-spanned="1">
            <text:p>2029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37]=1; 2^0) + IF([.DT37]=1; 2^1) + IF([.DS37]=1; 2^2) + IF([.DR37]=1; 2^3) + IF([.DU36]=1; 2^4) + IF([.DT36]=1; 2^5) + IF([.DS36]=1; 2^6) + IF([.DR36]=1; 2^7) + IF([.DU35]=1; 2^8) + IF([.DT35]=1; 2^9) + IF([.DS35]=1; 2^10) + IF([.DR35]=1; 2^11) + IF([.DU34]=1; 2^12) + IF([.DT34]=1; 2^13) + IF([.DS34]=1; 2^14) + IF([.DR34]=1; 2^15)" office:value-type="float" office:value="39327" calcext:value-type="float" table:number-columns-spanned="2" table:number-rows-spanned="1">
            <text:p>3932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37]=1; 2^0) + IF([.DZ37]=1; 2^1) + IF([.DY37]=1; 2^2) + IF([.DX37]=1; 2^3) + IF([.EA36]=1; 2^4) + IF([.DZ36]=1; 2^5) + IF([.DY36]=1; 2^6) + IF([.DX36]=1; 2^7) + IF([.EA35]=1; 2^8) + IF([.DZ35]=1; 2^9) + IF([.DY35]=1; 2^10) + IF([.DX35]=1; 2^11) + IF([.EA34]=1; 2^12) + IF([.DZ34]=1; 2^13) + IF([.DY34]=1; 2^14) + IF([.DX34]=1; 2^15)" office:value-type="float" office:value="39318" calcext:value-type="float" table:number-columns-spanned="2" table:number-rows-spanned="1">
            <text:p>3931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37]=1; 2^0) + IF([.EF37]=1; 2^1) + IF([.EE37]=1; 2^2) + IF([.ED37]=1; 2^3) + IF([.EG36]=1; 2^4) + IF([.EF36]=1; 2^5) + IF([.EE36]=1; 2^6) + IF([.ED36]=1; 2^7) + IF([.EG35]=1; 2^8) + IF([.EF35]=1; 2^9) + IF([.EE35]=1; 2^10) + IF([.ED35]=1; 2^11) + IF([.EG34]=1; 2^12) + IF([.EF34]=1; 2^13) + IF([.EE34]=1; 2^14) + IF([.ED34]=1; 2^15)" office:value-type="float" office:value="39391" calcext:value-type="float" table:number-columns-spanned="2" table:number-rows-spanned="1">
            <text:p>393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37]=1; 2^0) + IF([.EL37]=1; 2^1) + IF([.EK37]=1; 2^2) + IF([.EJ37]=1; 2^3) + IF([.EM36]=1; 2^4) + IF([.EL36]=1; 2^5) + IF([.EK36]=1; 2^6) + IF([.EJ36]=1; 2^7) + IF([.EM35]=1; 2^8) + IF([.EL35]=1; 2^9) + IF([.EK35]=1; 2^10) + IF([.EJ35]=1; 2^11) + IF([.EM34]=1; 2^12) + IF([.EL34]=1; 2^13) + IF([.EK34]=1; 2^14) + IF([.EJ34]=1; 2^15)" office:value-type="float" office:value="39273" calcext:value-type="float" table:number-columns-spanned="2" table:number-rows-spanned="1">
            <text:p>3927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37]=1; 2^0) + IF([.ER37]=1; 2^1) + IF([.EQ37]=1; 2^2) + IF([.EP37]=1; 2^3) + IF([.ES36]=1; 2^4) + IF([.ER36]=1; 2^5) + IF([.EQ36]=1; 2^6) + IF([.EP36]=1; 2^7) + IF([.ES35]=1; 2^8) + IF([.ER35]=1; 2^9) + IF([.EQ35]=1; 2^10) + IF([.EP35]=1; 2^11) + IF([.ES34]=1; 2^12) + IF([.ER34]=1; 2^13) + IF([.EQ34]=1; 2^14) + IF([.EP34]=1; 2^15)" office:value-type="float" office:value="39268" calcext:value-type="float" table:number-columns-spanned="2" table:number-rows-spanned="1">
            <text:p>3926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37]=1; 2^0) + IF([.EX37]=1; 2^1) + IF([.EW37]=1; 2^2) + IF([.EV37]=1; 2^3) + IF([.EY36]=1; 2^4) + IF([.EX36]=1; 2^5) + IF([.EW36]=1; 2^6) + IF([.EV36]=1; 2^7) + IF([.EY35]=1; 2^8) + IF([.EX35]=1; 2^9) + IF([.EW35]=1; 2^10) + IF([.EV35]=1; 2^11) + IF([.EY34]=1; 2^12) + IF([.EX34]=1; 2^13) + IF([.EW34]=1; 2^14) + IF([.EV34]=1; 2^15)" office:value-type="float" office:value="62031" calcext:value-type="float" table:number-columns-spanned="2" table:number-rows-spanned="1">
            <text:p>62031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4"/>
          <table:table-cell table:style-name="ce50" table:formula="of:=DEC2HEX([.D38])" office:value-type="string" office:string-value="69BD" calcext:value-type="string" table:number-columns-spanned="2" table:number-rows-spanned="1">
            <text:p>69BD</text:p>
          </table:table-cell>
          <table:covered-table-cell table:style-name="ce49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38])" office:value-type="string" office:string-value="8E9E" calcext:value-type="string" table:number-columns-spanned="2" table:number-rows-spanned="1">
            <text:p>8E9E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38])" office:value-type="string" office:string-value="7887" calcext:value-type="string" table:number-columns-spanned="2" table:number-rows-spanned="1">
            <text:p>7887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V38])" office:value-type="string" office:string-value="1797" calcext:value-type="string" table:number-columns-spanned="2" table:number-rows-spanned="1">
            <text:p>1797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B38])" office:value-type="string" office:string-value="6BE7" calcext:value-type="string" table:number-columns-spanned="2" table:number-rows-spanned="1">
            <text:p>6BE7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H38])" office:value-type="string" office:string-value="F8E8" calcext:value-type="string" table:number-columns-spanned="2" table:number-rows-spanned="1">
            <text:p>F8E8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N38])" office:value-type="string" office:string-value="797E" calcext:value-type="string" table:number-columns-spanned="2" table:number-rows-spanned="1">
            <text:p>797E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T38])" office:value-type="string" office:string-value="8E99" calcext:value-type="string" table:number-columns-spanned="2" table:number-rows-spanned="1">
            <text:p>8E9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AZ38])" office:value-type="string" office:string-value="202F" calcext:value-type="string" table:number-columns-spanned="2" table:number-rows-spanned="1">
            <text:p>202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F38])" office:value-type="string" office:string-value="101F" calcext:value-type="string" table:number-columns-spanned="2" table:number-rows-spanned="1">
            <text:p>101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L38])" office:value-type="string" office:string-value="89E9" calcext:value-type="string" table:number-columns-spanned="2" table:number-rows-spanned="1">
            <text:p>89E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R38])" office:value-type="string" office:string-value="C444" calcext:value-type="string" table:number-columns-spanned="2" table:number-rows-spanned="1">
            <text:p>C44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BX38])" office:value-type="string" office:string-value="7B99" calcext:value-type="string" table:number-columns-spanned="2" table:number-rows-spanned="1">
            <text:p>7B9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D38])" office:value-type="string" office:string-value="E999" calcext:value-type="string" table:number-columns-spanned="2" table:number-rows-spanned="1">
            <text:p>E99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J38])" office:value-type="string" office:string-value="6996" calcext:value-type="string" table:number-columns-spanned="2" table:number-rows-spanned="1">
            <text:p>699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P38])" office:value-type="string" office:string-value="E9E8" calcext:value-type="string" table:number-columns-spanned="2" table:number-rows-spanned="1">
            <text:p>E9E8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CV38])" office:value-type="string" office:string-value="EAE3" calcext:value-type="string" table:number-columns-spanned="2" table:number-rows-spanned="1">
            <text:p>EAE3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B38])" office:value-type="string" office:string-value="E988" calcext:value-type="string" table:number-columns-spanned="2" table:number-rows-spanned="1">
            <text:p>E988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H38])" office:value-type="string" office:string-value="342C" calcext:value-type="string" table:number-columns-spanned="2" table:number-rows-spanned="1">
            <text:p>342C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N38])" office:value-type="string" office:string-value="4F44" calcext:value-type="string" table:number-columns-spanned="2" table:number-rows-spanned="1">
            <text:p>4F4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T38])" office:value-type="string" office:string-value="999F" calcext:value-type="string" table:number-columns-spanned="2" table:number-rows-spanned="1">
            <text:p>999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DZ38])" office:value-type="string" office:string-value="9996" calcext:value-type="string" table:number-columns-spanned="2" table:number-rows-spanned="1">
            <text:p>999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F38])" office:value-type="string" office:string-value="99DF" calcext:value-type="string" table:number-columns-spanned="2" table:number-rows-spanned="1">
            <text:p>99DF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L38])" office:value-type="string" office:string-value="9969" calcext:value-type="string" table:number-columns-spanned="2" table:number-rows-spanned="1">
            <text:p>9969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R38])" office:value-type="string" office:string-value="9964" calcext:value-type="string" table:number-columns-spanned="2" table:number-rows-spanned="1">
            <text:p>996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EX38])" office:value-type="string" office:string-value="F24F" calcext:value-type="string" table:number-columns-spanned="2" table:number-rows-spanned="1">
            <text:p>F24F</text:p>
          </table:table-cell>
          <table:covered-table-cell table:style-name="ce50"/>
          <table:table-cell table:number-columns-repeated="42"/>
        </table:table-row>
        <table:table-row table:style-name="ro1">
          <table:table-cell/>
          <table:table-cell table:style-name="ce49"/>
          <table:table-cell table:style-name="ce54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{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|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}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~</text:p>
          </table:table-cell>
          <table:table-cell table:style-name="ce46"/>
          <table:table-cell table:style-name="ce51" table:number-columns-repeated="2"/>
          <table:table-cell table:style-name="ce56"/>
          <table:table-cell table:number-columns-repeated="174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 table:number-columns-repeated="174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 table:number-columns-repeated="174"/>
        </table:table-row>
        <table:table-row table:style-name="ro2"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 table:number-columns-repeated="174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45]=1; 2^0) + IF([.D45]=1; 2^1) + IF([.C45]=1; 2^2) + IF([.B45]=1; 2^3) + IF([.E44]=1; 2^4) + IF([.D44]=1; 2^5) + IF([.C44]=1; 2^6) + IF([.B44]=1; 2^7) + IF([.E43]=1; 2^8) + IF([.D43]=1; 2^9) + IF([.C43]=1; 2^10) + IF([.B43]=1; 2^11) + IF([.E42]=1; 2^12) + IF([.D42]=1; 2^13) + IF([.C42]=1; 2^14) + IF([.B42]=1; 2^15)" office:value-type="float" office:value="27846" calcext:value-type="float" table:number-columns-spanned="2" table:number-rows-spanned="1">
            <text:p>27846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45]=1; 2^0) + IF([.J45]=1; 2^1) + IF([.I45]=1; 2^2) + IF([.H45]=1; 2^3) + IF([.K44]=1; 2^4) + IF([.J44]=1; 2^5) + IF([.I44]=1; 2^6) + IF([.H44]=1; 2^7) + IF([.K43]=1; 2^8) + IF([.J43]=1; 2^9) + IF([.I43]=1; 2^10) + IF([.H43]=1; 2^11) + IF([.K42]=1; 2^12) + IF([.J42]=1; 2^13) + IF([.I42]=1; 2^14) + IF([.H42]=1; 2^15)" office:value-type="float" office:value="17476" calcext:value-type="float" table:number-columns-spanned="2" table:number-rows-spanned="1">
            <text:p>1747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45]=1; 2^0) + IF([.P45]=1; 2^1) + IF([.O45]=1; 2^2) + IF([.N45]=1; 2^3) + IF([.Q44]=1; 2^4) + IF([.P44]=1; 2^5) + IF([.O44]=1; 2^6) + IF([.N44]=1; 2^7) + IF([.Q43]=1; 2^8) + IF([.P43]=1; 2^9) + IF([.O43]=1; 2^10) + IF([.N43]=1; 2^11) + IF([.Q42]=1; 2^12) + IF([.P42]=1; 2^13) + IF([.O42]=1; 2^14) + IF([.N42]=1; 2^15)" office:value-type="float" office:value="25398" calcext:value-type="float" table:number-columns-spanned="2" table:number-rows-spanned="1">
            <text:p>2539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45]=1; 2^0) + IF([.V45]=1; 2^1) + IF([.U45]=1; 2^2) + IF([.T45]=1; 2^3) + IF([.W44]=1; 2^4) + IF([.V44]=1; 2^5) + IF([.U44]=1; 2^6) + IF([.T44]=1; 2^7) + IF([.W43]=1; 2^8) + IF([.V43]=1; 2^9) + IF([.U43]=1; 2^10) + IF([.T43]=1; 2^11) + IF([.W42]=1; 2^12) + IF([.V42]=1; 2^13) + IF([.U42]=1; 2^14) + IF([.T42]=1; 2^15)" office:value-type="float" office:value="1440" calcext:value-type="float" table:number-columns-spanned="2" table:number-rows-spanned="1">
            <text:p>1440</text:p>
          </table:table-cell>
          <table:covered-table-cell table:style-name="ce49"/>
          <table:table-cell table:number-columns-repeated="174"/>
        </table:table-row>
        <table:table-row table:style-name="ro1"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4"/>
          <table:table-cell table:style-name="ce50" table:formula="of:=DEC2HEX([.D46])" office:value-type="string" office:string-value="6CC6" calcext:value-type="string" table:number-columns-spanned="2" table:number-rows-spanned="1">
            <text:p>6CC6</text:p>
          </table:table-cell>
          <table:covered-table-cell table:style-name="ce49"/>
          <table:table-cell table:style-name="ce49"/>
          <table:covered-table-cell table:style-name="Default"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J46])" office:value-type="string" office:string-value="4444" calcext:value-type="string" table:number-columns-spanned="2" table:number-rows-spanned="1">
            <text:p>4444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P46])" office:value-type="string" office:string-value="6336" calcext:value-type="string" table:number-columns-spanned="2" table:number-rows-spanned="1">
            <text:p>6336</text:p>
          </table:table-cell>
          <table:covered-table-cell table:style-name="ce50"/>
          <table:table-cell table:style-name="ce49"/>
          <table:covered-table-cell/>
          <table:table-cell table:style-name="ce50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50" table:formula="of:=DEC2HEX([.V46])" office:value-type="string" office:string-value="5A0" calcext:value-type="string" table:number-columns-spanned="2" table:number-rows-spanned="1">
            <text:p>5A0</text:p>
          </table:table-cell>
          <table:covered-table-cell table:style-name="ce50"/>
          <table:table-cell table:style-name="ce49"/>
          <table:table-cell table:number-columns-repeated="173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style-name="Default"/>
          <table:table-cell table:formula="of:=[.D7]" office:value-type="string" office:string-value="0" calcext:value-type="string">
            <text:p>0</text:p>
          </table:table-cell>
          <table:table-cell table:style-name="Default"/>
          <table:table-cell table:number-columns-repeated="189"/>
        </table:table-row>
        <table:table-row table:style-name="ro1">
          <table:table-cell table:number-columns-repeated="4"/>
          <table:table-cell table:formula="of:=[.E50]+1" office:value-type="float" office:value="33" calcext:value-type="float">
            <text:p>33</text:p>
          </table:table-cell>
          <table:table-cell/>
          <table:table-cell table:formula="of:=[.J7]" office:value-type="string" office:string-value="6606" calcext:value-type="string">
            <text:p>6606</text:p>
          </table:table-cell>
          <table:table-cell office:value-type="string" calcext:value-type="string">
            <text:p>!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1]+1" office:value-type="float" office:value="34" calcext:value-type="float">
            <text:p>34</text:p>
          </table:table-cell>
          <table:table-cell/>
          <table:table-cell table:formula="of:=[.P7]" office:value-type="string" office:string-value="AA00" calcext:value-type="string">
            <text:p>AA00</text:p>
          </table:table-cell>
          <table:table-cell office:value-type="string" calcext:value-type="string">
            <text:p>“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2]+1" office:value-type="float" office:value="35" calcext:value-type="float">
            <text:p>35</text:p>
          </table:table-cell>
          <table:table-cell/>
          <table:table-cell table:formula="of:=[.V7]" office:value-type="string" office:string-value="FFFF" calcext:value-type="string">
            <text:p>FFFF</text:p>
          </table:table-cell>
          <table:table-cell office:value-type="string" calcext:value-type="string">
            <text:p>#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3]+1" office:value-type="float" office:value="36" calcext:value-type="float">
            <text:p>36</text:p>
          </table:table-cell>
          <table:table-cell/>
          <table:table-cell table:formula="of:=[.AB7]" office:value-type="string" office:string-value="FFFF" calcext:value-type="string">
            <text:p>FFFF</text:p>
          </table:table-cell>
          <table:table-cell office:value-type="string" calcext:value-type="string">
            <text:p>$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4]+1" office:value-type="float" office:value="37" calcext:value-type="float">
            <text:p>37</text:p>
          </table:table-cell>
          <table:table-cell/>
          <table:table-cell table:formula="of:=[.AH7]" office:value-type="string" office:string-value="9249" calcext:value-type="string">
            <text:p>9249</text:p>
          </table:table-cell>
          <table:table-cell office:value-type="string" calcext:value-type="string">
            <text:p>%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5]+1" office:value-type="float" office:value="38" calcext:value-type="float">
            <text:p>38</text:p>
          </table:table-cell>
          <table:table-cell/>
          <table:table-cell table:formula="of:=[.AN7]" office:value-type="string" office:string-value="2FAE" calcext:value-type="string">
            <text:p>2FAE</text:p>
          </table:table-cell>
          <table:table-cell office:value-type="string" calcext:value-type="string">
            <text:p>&amp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6]+1" office:value-type="float" office:value="39" calcext:value-type="float">
            <text:p>39</text:p>
          </table:table-cell>
          <table:table-cell/>
          <table:table-cell table:formula="of:=[.AT7]" office:value-type="string" office:string-value="6200" calcext:value-type="string">
            <text:p>6200</text:p>
          </table:table-cell>
          <table:table-cell office:value-type="string" calcext:value-type="string">
            <text:p>'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7]+1" office:value-type="float" office:value="40" calcext:value-type="float">
            <text:p>40</text:p>
          </table:table-cell>
          <table:table-cell/>
          <table:table-cell table:formula="of:=[.AZ7]" office:value-type="string" office:string-value="2442" calcext:value-type="string">
            <text:p>2442</text:p>
          </table:table-cell>
          <table:table-cell office:value-type="string" calcext:value-type="string">
            <text:p>(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8]+1" office:value-type="float" office:value="41" calcext:value-type="float">
            <text:p>41</text:p>
          </table:table-cell>
          <table:table-cell/>
          <table:table-cell table:formula="of:=[.BF7]" office:value-type="string" office:string-value="4224" calcext:value-type="string">
            <text:p>4224</text:p>
          </table:table-cell>
          <table:table-cell office:value-type="string" calcext:value-type="string">
            <text:p>)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9]+1" office:value-type="float" office:value="42" calcext:value-type="float">
            <text:p>42</text:p>
          </table:table-cell>
          <table:table-cell/>
          <table:table-cell table:formula="of:=[.BL7]" office:value-type="string" office:string-value="4A40" calcext:value-type="string">
            <text:p>4A40</text:p>
          </table:table-cell>
          <table:table-cell office:value-type="string" calcext:value-type="string">
            <text:p>*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0]+1" office:value-type="float" office:value="43" calcext:value-type="float">
            <text:p>43</text:p>
          </table:table-cell>
          <table:table-cell/>
          <table:table-cell table:formula="of:=[.BR7]" office:value-type="string" office:string-value="6F60" calcext:value-type="string">
            <text:p>6F60</text:p>
          </table:table-cell>
          <table:table-cell office:value-type="string" calcext:value-type="string">
            <text:p>+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1]+1" office:value-type="float" office:value="44" calcext:value-type="float">
            <text:p>44</text:p>
          </table:table-cell>
          <table:table-cell/>
          <table:table-cell table:formula="of:=[.BX7]" office:value-type="string" office:string-value="26" calcext:value-type="string">
            <text:p>26</text:p>
          </table:table-cell>
          <table:table-cell office:value-type="string" calcext:value-type="string">
            <text:p>,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2]+1" office:value-type="float" office:value="45" calcext:value-type="float">
            <text:p>45</text:p>
          </table:table-cell>
          <table:table-cell/>
          <table:table-cell table:formula="of:=[.CD7]" office:value-type="string" office:string-value="600" calcext:value-type="string">
            <text:p>600</text:p>
          </table:table-cell>
          <table:table-cell office:value-type="string" calcext:value-type="string">
            <text:p>-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3]+1" office:value-type="float" office:value="46" calcext:value-type="float">
            <text:p>46</text:p>
          </table:table-cell>
          <table:table-cell/>
          <table:table-cell table:formula="of:=[.CJ7]" office:value-type="string" office:string-value="6" calcext:value-type="string">
            <text:p>6</text:p>
          </table:table-cell>
          <table:table-cell office:value-type="string" calcext:value-type="string">
            <text:p>.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4]+1" office:value-type="float" office:value="47" calcext:value-type="float">
            <text:p>47</text:p>
          </table:table-cell>
          <table:table-cell/>
          <table:table-cell table:formula="of:=[.CP7]" office:value-type="string" office:string-value="1248" calcext:value-type="string">
            <text:p>1248</text:p>
          </table:table-cell>
          <table:table-cell office:value-type="string" calcext:value-type="string">
            <text:p>/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5]+1" office:value-type="float" office:value="48" calcext:value-type="float">
            <text:p>48</text:p>
          </table:table-cell>
          <table:table-cell/>
          <table:table-cell table:formula="of:=[.CV7]" office:value-type="string" office:string-value="FDBF" calcext:value-type="string">
            <text:p>FDBF</text:p>
          </table:table-cell>
          <table:table-cell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6]+1" office:value-type="float" office:value="49" calcext:value-type="float">
            <text:p>49</text:p>
          </table:table-cell>
          <table:table-cell/>
          <table:table-cell table:formula="of:=[.DB7]" office:value-type="string" office:string-value="E66F" calcext:value-type="string">
            <text:p>E66F</text:p>
          </table:table-cell>
          <table:table-cell office:value-type="float" office:value="1" calcext:value-type="float">
            <text:p>1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7]+1" office:value-type="float" office:value="50" calcext:value-type="float">
            <text:p>50</text:p>
          </table:table-cell>
          <table:table-cell/>
          <table:table-cell table:formula="of:=[.DH7]" office:value-type="string" office:string-value="F7EF" calcext:value-type="string">
            <text:p>F7EF</text:p>
          </table:table-cell>
          <table:table-cell office:value-type="float" office:value="2" calcext:value-type="float">
            <text:p>2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8]+1" office:value-type="float" office:value="51" calcext:value-type="float">
            <text:p>51</text:p>
          </table:table-cell>
          <table:table-cell/>
          <table:table-cell table:formula="of:=[.DN7]" office:value-type="string" office:string-value="F73F" calcext:value-type="string">
            <text:p>F73F</text:p>
          </table:table-cell>
          <table:table-cell office:value-type="float" office:value="3" calcext:value-type="float">
            <text:p>3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9]+1" office:value-type="float" office:value="52" calcext:value-type="float">
            <text:p>52</text:p>
          </table:table-cell>
          <table:table-cell/>
          <table:table-cell table:formula="of:=[.DT7]" office:value-type="string" office:string-value="BFF3" calcext:value-type="string">
            <text:p>BFF3</text:p>
          </table:table-cell>
          <table:table-cell office:value-type="float" office:value="4" calcext:value-type="float">
            <text:p>4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0]+1" office:value-type="float" office:value="53" calcext:value-type="float">
            <text:p>53</text:p>
          </table:table-cell>
          <table:table-cell/>
          <table:table-cell table:formula="of:=[.DZ7]" office:value-type="string" office:string-value="FE7F" calcext:value-type="string">
            <text:p>FE7F</text:p>
          </table:table-cell>
          <table:table-cell office:value-type="float" office:value="5" calcext:value-type="float">
            <text:p>5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1]+1" office:value-type="float" office:value="54" calcext:value-type="float">
            <text:p>54</text:p>
          </table:table-cell>
          <table:table-cell/>
          <table:table-cell table:formula="of:=[.EF7]" office:value-type="string" office:string-value="8FBF" calcext:value-type="string">
            <text:p>8FBF</text:p>
          </table:table-cell>
          <table:table-cell office:value-type="float" office:value="6" calcext:value-type="float">
            <text:p>6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2]+1" office:value-type="float" office:value="55" calcext:value-type="float">
            <text:p>55</text:p>
          </table:table-cell>
          <table:table-cell/>
          <table:table-cell table:formula="of:=[.EL7]" office:value-type="string" office:string-value="F333" calcext:value-type="string">
            <text:p>F333</text:p>
          </table:table-cell>
          <table:table-cell office:value-type="float" office:value="7" calcext:value-type="float">
            <text:p>7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3]+1" office:value-type="float" office:value="56" calcext:value-type="float">
            <text:p>56</text:p>
          </table:table-cell>
          <table:table-cell/>
          <table:table-cell table:formula="of:=[.ER7]" office:value-type="string" office:string-value="75FF" calcext:value-type="string">
            <text:p>75FF</text:p>
          </table:table-cell>
          <table:table-cell office:value-type="float" office:value="8" calcext:value-type="float">
            <text:p>8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4]+1" office:value-type="float" office:value="57" calcext:value-type="float">
            <text:p>57</text:p>
          </table:table-cell>
          <table:table-cell/>
          <table:table-cell table:formula="of:=[.EX7]" office:value-type="string" office:string-value="FBF3" calcext:value-type="string">
            <text:p>FBF3</text:p>
          </table:table-cell>
          <table:table-cell office:value-type="float" office:value="9" calcext:value-type="float">
            <text:p>9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5]+1" office:value-type="float" office:value="58" calcext:value-type="float">
            <text:p>58</text:p>
          </table:table-cell>
          <table:table-cell/>
          <table:table-cell table:formula="of:=[.D15]" office:value-type="string" office:string-value="4040" calcext:value-type="string">
            <text:p>4040</text:p>
          </table:table-cell>
          <table:table-cell office:value-type="string" calcext:value-type="string">
            <text:p>: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6]+1" office:value-type="float" office:value="59" calcext:value-type="float">
            <text:p>59</text:p>
          </table:table-cell>
          <table:table-cell/>
          <table:table-cell table:formula="of:=[.J15]" office:value-type="string" office:string-value="4044" calcext:value-type="string">
            <text:p>4044</text:p>
          </table:table-cell>
          <table:table-cell office:value-type="string" calcext:value-type="string">
            <text:p>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7]+1" office:value-type="float" office:value="60" calcext:value-type="float">
            <text:p>60</text:p>
          </table:table-cell>
          <table:table-cell/>
          <table:table-cell table:formula="of:=[.P15]" office:value-type="string" office:string-value="4840" calcext:value-type="string">
            <text:p>4840</text:p>
          </table:table-cell>
          <table:table-cell office:value-type="string" calcext:value-type="string">
            <text:p>&lt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8]+1" office:value-type="float" office:value="61" calcext:value-type="float">
            <text:p>61</text:p>
          </table:table-cell>
          <table:table-cell/>
          <table:table-cell table:formula="of:=[.V15]" office:value-type="string" office:string-value="F0F" calcext:value-type="string">
            <text:p>F0F</text:p>
          </table:table-cell>
          <table:table-cell office:value-type="string" calcext:value-type="string">
            <text:p>=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9]+1" office:value-type="float" office:value="62" calcext:value-type="float">
            <text:p>62</text:p>
          </table:table-cell>
          <table:table-cell/>
          <table:table-cell table:formula="of:=[.AB15]" office:value-type="string" office:string-value="2120" calcext:value-type="string">
            <text:p>2120</text:p>
          </table:table-cell>
          <table:table-cell office:value-type="string" calcext:value-type="string">
            <text:p>&gt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0]+1" office:value-type="float" office:value="63" calcext:value-type="float">
            <text:p>63</text:p>
          </table:table-cell>
          <table:table-cell/>
          <table:table-cell table:formula="of:=[.AH15]" office:value-type="string" office:string-value="EA06" calcext:value-type="string">
            <text:p>EA06</text:p>
          </table:table-cell>
          <table:table-cell office:value-type="string" calcext:value-type="string">
            <text:p>?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1]+1" office:value-type="float" office:value="64" calcext:value-type="float">
            <text:p>64</text:p>
          </table:table-cell>
          <table:table-cell/>
          <table:table-cell table:formula="of:=[.AN15]" office:value-type="string" office:string-value="FB8F" calcext:value-type="string">
            <text:p>FB8F</text:p>
          </table:table-cell>
          <table:table-cell office:value-type="string" calcext:value-type="string">
            <text:p>@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2]+1" office:value-type="float" office:value="65" calcext:value-type="float">
            <text:p>65</text:p>
          </table:table-cell>
          <table:table-cell/>
          <table:table-cell table:formula="of:=[.D23]" office:value-type="string" office:string-value="FDFD" calcext:value-type="string">
            <text:p>FDFD</text:p>
          </table:table-cell>
          <table:table-cell office:value-type="string" calcext:value-type="string">
            <text:p>A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3]+1" office:value-type="float" office:value="66" calcext:value-type="float">
            <text:p>66</text:p>
          </table:table-cell>
          <table:table-cell/>
          <table:table-cell table:formula="of:=[.J23]" office:value-type="string" office:string-value="EFDF" calcext:value-type="string">
            <text:p>EFDF</text:p>
          </table:table-cell>
          <table:table-cell office:value-type="string" calcext:value-type="string">
            <text:p>B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4]+1" office:value-type="float" office:value="67" calcext:value-type="float">
            <text:p>67</text:p>
          </table:table-cell>
          <table:table-cell/>
          <table:table-cell table:formula="of:=[.P23]" office:value-type="string" office:string-value="FCCF" calcext:value-type="string">
            <text:p>FCCF</text:p>
          </table:table-cell>
          <table:table-cell office:value-type="string" calcext:value-type="string">
            <text:p>C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5]+1" office:value-type="float" office:value="68" calcext:value-type="float">
            <text:p>68</text:p>
          </table:table-cell>
          <table:table-cell/>
          <table:table-cell table:formula="of:=[.V23]" office:value-type="string" office:string-value="EDDE" calcext:value-type="string">
            <text:p>EDDE</text:p>
          </table:table-cell>
          <table:table-cell office:value-type="string" calcext:value-type="string">
            <text:p>D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6]+1" office:value-type="float" office:value="69" calcext:value-type="float">
            <text:p>69</text:p>
          </table:table-cell>
          <table:table-cell/>
          <table:table-cell table:formula="of:=[.AB23]" office:value-type="string" office:string-value="FECF" calcext:value-type="string">
            <text:p>FECF</text:p>
          </table:table-cell>
          <table:table-cell office:value-type="string" calcext:value-type="string">
            <text:p>E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7]+1" office:value-type="float" office:value="70" calcext:value-type="float">
            <text:p>70</text:p>
          </table:table-cell>
          <table:table-cell/>
          <table:table-cell table:formula="of:=[.AH23]" office:value-type="string" office:string-value="FCEC" calcext:value-type="string">
            <text:p>FCEC</text:p>
          </table:table-cell>
          <table:table-cell office:value-type="string" calcext:value-type="string">
            <text:p>F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8]+1" office:value-type="float" office:value="71" calcext:value-type="float">
            <text:p>71</text:p>
          </table:table-cell>
          <table:table-cell/>
          <table:table-cell table:formula="of:=[.AN23]" office:value-type="string" office:string-value="FCDF" calcext:value-type="string">
            <text:p>FCDF</text:p>
          </table:table-cell>
          <table:table-cell office:value-type="string" calcext:value-type="string">
            <text:p>G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9]+1" office:value-type="float" office:value="72" calcext:value-type="float">
            <text:p>72</text:p>
          </table:table-cell>
          <table:table-cell/>
          <table:table-cell table:formula="of:=[.AT23]" office:value-type="string" office:string-value="DFFD" calcext:value-type="string">
            <text:p>DFFD</text:p>
          </table:table-cell>
          <table:table-cell office:value-type="string" calcext:value-type="string">
            <text:p>H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0]+1" office:value-type="float" office:value="73" calcext:value-type="float">
            <text:p>73</text:p>
          </table:table-cell>
          <table:table-cell/>
          <table:table-cell table:formula="of:=[.AZ23]" office:value-type="string" office:string-value="F66F" calcext:value-type="string">
            <text:p>F66F</text:p>
          </table:table-cell>
          <table:table-cell office:value-type="string" calcext:value-type="string">
            <text:p>I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1]+1" office:value-type="float" office:value="74" calcext:value-type="float">
            <text:p>74</text:p>
          </table:table-cell>
          <table:table-cell/>
          <table:table-cell table:formula="of:=[.BF23]" office:value-type="string" office:string-value="333F" calcext:value-type="string">
            <text:p>333F</text:p>
          </table:table-cell>
          <table:table-cell office:value-type="string" calcext:value-type="string">
            <text:p>J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2]+1" office:value-type="float" office:value="75" calcext:value-type="float">
            <text:p>75</text:p>
          </table:table-cell>
          <table:table-cell/>
          <table:table-cell table:formula="of:=[.BL23]" office:value-type="string" office:string-value="DEFD" calcext:value-type="string">
            <text:p>DEFD</text:p>
          </table:table-cell>
          <table:table-cell office:value-type="string" calcext:value-type="string">
            <text:p>K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3]+1" office:value-type="float" office:value="76" calcext:value-type="float">
            <text:p>76</text:p>
          </table:table-cell>
          <table:table-cell/>
          <table:table-cell table:formula="of:=[.BR23]" office:value-type="string" office:string-value="CCCF" calcext:value-type="string">
            <text:p>CCCF</text:p>
          </table:table-cell>
          <table:table-cell office:value-type="string" calcext:value-type="string">
            <text:p>L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4]+1" office:value-type="float" office:value="77" calcext:value-type="float">
            <text:p>77</text:p>
          </table:table-cell>
          <table:table-cell/>
          <table:table-cell table:formula="of:=[.BX23]" office:value-type="string" office:string-value="FFB9" calcext:value-type="string">
            <text:p>FFB9</text:p>
          </table:table-cell>
          <table:table-cell office:value-type="string" calcext:value-type="string">
            <text:p>M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5]+1" office:value-type="float" office:value="78" calcext:value-type="float">
            <text:p>78</text:p>
          </table:table-cell>
          <table:table-cell/>
          <table:table-cell table:formula="of:=[.CD23]" office:value-type="string" office:string-value="DFFB" calcext:value-type="string">
            <text:p>DFFB</text:p>
          </table:table-cell>
          <table:table-cell office:value-type="string" calcext:value-type="string">
            <text:p>N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6]+1" office:value-type="float" office:value="79" calcext:value-type="float">
            <text:p>79</text:p>
          </table:table-cell>
          <table:table-cell/>
          <table:table-cell table:formula="of:=[.CJ23]" office:value-type="string" office:string-value="FDDF" calcext:value-type="string">
            <text:p>FDDF</text:p>
          </table:table-cell>
          <table:table-cell office:value-type="string" calcext:value-type="string">
            <text:p>O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7]+1" office:value-type="float" office:value="80" calcext:value-type="float">
            <text:p>80</text:p>
          </table:table-cell>
          <table:table-cell/>
          <table:table-cell table:formula="of:=[.CP23]" office:value-type="string" office:string-value="F9FC" calcext:value-type="string">
            <text:p>F9FC</text:p>
          </table:table-cell>
          <table:table-cell office:value-type="string" calcext:value-type="string">
            <text:p>P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8]+1" office:value-type="float" office:value="81" calcext:value-type="float">
            <text:p>81</text:p>
          </table:table-cell>
          <table:table-cell/>
          <table:table-cell table:formula="of:=[.CV23]" office:value-type="string" office:string-value="F9BF" calcext:value-type="string">
            <text:p>F9BF</text:p>
          </table:table-cell>
          <table:table-cell office:value-type="string" calcext:value-type="string">
            <text:p>Q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9]+1" office:value-type="float" office:value="82" calcext:value-type="float">
            <text:p>82</text:p>
          </table:table-cell>
          <table:table-cell/>
          <table:table-cell table:formula="of:=[.DB23]" office:value-type="string" office:string-value="FDED" calcext:value-type="string">
            <text:p>FDED</text:p>
          </table:table-cell>
          <table:table-cell office:value-type="string" calcext:value-type="string">
            <text:p>R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0]+1" office:value-type="float" office:value="83" calcext:value-type="float">
            <text:p>83</text:p>
          </table:table-cell>
          <table:table-cell/>
          <table:table-cell table:formula="of:=[.DH23]" office:value-type="string" office:string-value="FC3F" calcext:value-type="string">
            <text:p>FC3F</text:p>
          </table:table-cell>
          <table:table-cell office:value-type="string" calcext:value-type="string">
            <text:p>S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1]+1" office:value-type="float" office:value="84" calcext:value-type="float">
            <text:p>84</text:p>
          </table:table-cell>
          <table:table-cell/>
          <table:table-cell table:formula="of:=[.DN23]" office:value-type="string" office:string-value="FF66" calcext:value-type="string">
            <text:p>FF66</text:p>
          </table:table-cell>
          <table:table-cell office:value-type="string" calcext:value-type="string">
            <text:p>T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2]+1" office:value-type="float" office:value="85" calcext:value-type="float">
            <text:p>85</text:p>
          </table:table-cell>
          <table:table-cell/>
          <table:table-cell table:formula="of:=[.DT23]" office:value-type="string" office:string-value="99FF" calcext:value-type="string">
            <text:p>99FF</text:p>
          </table:table-cell>
          <table:table-cell office:value-type="string" calcext:value-type="string">
            <text:p>U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3]+1" office:value-type="float" office:value="86" calcext:value-type="float">
            <text:p>86</text:p>
          </table:table-cell>
          <table:table-cell/>
          <table:table-cell table:formula="of:=[.DZ23]" office:value-type="string" office:string-value="99F6" calcext:value-type="string">
            <text:p>99F6</text:p>
          </table:table-cell>
          <table:table-cell office:value-type="string" calcext:value-type="string">
            <text:p>V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4]+1" office:value-type="float" office:value="87" calcext:value-type="float">
            <text:p>87</text:p>
          </table:table-cell>
          <table:table-cell/>
          <table:table-cell table:formula="of:=[.EF23]" office:value-type="string" office:string-value="9DFF" calcext:value-type="string">
            <text:p>9DFF</text:p>
          </table:table-cell>
          <table:table-cell office:value-type="string" calcext:value-type="string">
            <text:p>W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5]+1" office:value-type="float" office:value="88" calcext:value-type="float">
            <text:p>88</text:p>
          </table:table-cell>
          <table:table-cell/>
          <table:table-cell table:formula="of:=[.EL23]" office:value-type="string" office:string-value="9F69" calcext:value-type="string">
            <text:p>9F69</text:p>
          </table:table-cell>
          <table:table-cell office:value-type="string" calcext:value-type="string">
            <text:p>X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6]+1" office:value-type="float" office:value="89" calcext:value-type="float">
            <text:p>89</text:p>
          </table:table-cell>
          <table:table-cell/>
          <table:table-cell table:formula="of:=[.ER23]" office:value-type="string" office:string-value="9F66" calcext:value-type="string">
            <text:p>9F66</text:p>
          </table:table-cell>
          <table:table-cell office:value-type="string" calcext:value-type="string">
            <text:p>Y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7]+1" office:value-type="float" office:value="90" calcext:value-type="float">
            <text:p>90</text:p>
          </table:table-cell>
          <table:table-cell/>
          <table:table-cell table:formula="of:=[.EX23]" office:value-type="string" office:string-value="F3CF" calcext:value-type="string">
            <text:p>F3CF</text:p>
          </table:table-cell>
          <table:table-cell office:value-type="string" calcext:value-type="string">
            <text:p>Z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8]+1" office:value-type="float" office:value="91" calcext:value-type="float">
            <text:p>91</text:p>
          </table:table-cell>
          <table:table-cell/>
          <table:table-cell table:formula="of:=[.D31]" office:value-type="string" office:string-value="6446" calcext:value-type="string">
            <text:p>6446</text:p>
          </table:table-cell>
          <table:table-cell office:value-type="string" calcext:value-type="string">
            <text:p>[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9]+1" office:value-type="float" office:value="92" calcext:value-type="float">
            <text:p>92</text:p>
          </table:table-cell>
          <table:table-cell/>
          <table:table-cell table:formula="of:=[.J31]" office:value-type="string" office:string-value="8421" calcext:value-type="string">
            <text:p>8421</text:p>
          </table:table-cell>
          <table:table-cell office:value-type="string" calcext:value-type="string">
            <text:p>\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0]+1" office:value-type="float" office:value="93" calcext:value-type="float">
            <text:p>93</text:p>
          </table:table-cell>
          <table:table-cell/>
          <table:table-cell table:formula="of:=[.P31]" office:value-type="string" office:string-value="6226" calcext:value-type="string">
            <text:p>6226</text:p>
          </table:table-cell>
          <table:table-cell office:value-type="string" calcext:value-type="string">
            <text:p>]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1]+1" office:value-type="float" office:value="94" calcext:value-type="float">
            <text:p>94</text:p>
          </table:table-cell>
          <table:table-cell/>
          <table:table-cell table:formula="of:=[.V31]" office:value-type="string" office:string-value="4A00" calcext:value-type="string">
            <text:p>4A00</text:p>
          </table:table-cell>
          <table:table-cell office:value-type="string" calcext:value-type="string">
            <text:p>^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2]+1" office:value-type="float" office:value="95" calcext:value-type="float">
            <text:p>95</text:p>
          </table:table-cell>
          <table:table-cell/>
          <table:table-cell table:formula="of:=[.AB31]" office:value-type="string" office:string-value="F" calcext:value-type="string">
            <text:p>F</text:p>
          </table:table-cell>
          <table:table-cell office:value-type="string" calcext:value-type="string">
            <text:p>_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3]+1" office:value-type="float" office:value="96" calcext:value-type="float">
            <text:p>96</text:p>
          </table:table-cell>
          <table:table-cell/>
          <table:table-cell table:formula="of:=[.AH31]" office:value-type="string" office:string-value="FFFF" calcext:value-type="string">
            <text:p>FFFF</text:p>
          </table:table-cell>
          <table:table-cell office:value-type="string" calcext:value-type="string">
            <text:p>`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4]+1" office:value-type="float" office:value="97" calcext:value-type="float">
            <text:p>97</text:p>
          </table:table-cell>
          <table:table-cell/>
          <table:table-cell table:formula="of:=[.D39]" office:value-type="string" office:string-value="69BD" calcext:value-type="string">
            <text:p>69BD</text:p>
          </table:table-cell>
          <table:table-cell office:value-type="string" calcext:value-type="string">
            <text:p>a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5]+1" office:value-type="float" office:value="98" calcext:value-type="float">
            <text:p>98</text:p>
          </table:table-cell>
          <table:table-cell/>
          <table:table-cell table:formula="of:=[.J39]" office:value-type="string" office:string-value="8E9E" calcext:value-type="string">
            <text:p>8E9E</text:p>
          </table:table-cell>
          <table:table-cell office:value-type="string" calcext:value-type="string">
            <text:p>b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6]+1" office:value-type="float" office:value="99" calcext:value-type="float">
            <text:p>99</text:p>
          </table:table-cell>
          <table:table-cell/>
          <table:table-cell table:formula="of:=[.P39]" office:value-type="string" office:string-value="7887" calcext:value-type="string">
            <text:p>7887</text:p>
          </table:table-cell>
          <table:table-cell office:value-type="string" calcext:value-type="string">
            <text:p>c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7]+1" office:value-type="float" office:value="100" calcext:value-type="float">
            <text:p>100</text:p>
          </table:table-cell>
          <table:table-cell/>
          <table:table-cell table:formula="of:=[.V39]" office:value-type="string" office:string-value="1797" calcext:value-type="string">
            <text:p>1797</text:p>
          </table:table-cell>
          <table:table-cell office:value-type="string" calcext:value-type="string">
            <text:p>d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8]+1" office:value-type="float" office:value="101" calcext:value-type="float">
            <text:p>101</text:p>
          </table:table-cell>
          <table:table-cell/>
          <table:table-cell table:formula="of:=[.AB39]" office:value-type="string" office:string-value="6BE7" calcext:value-type="string">
            <text:p>6BE7</text:p>
          </table:table-cell>
          <table:table-cell office:value-type="string" calcext:value-type="string">
            <text:p>e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9]+1" office:value-type="float" office:value="102" calcext:value-type="float">
            <text:p>102</text:p>
          </table:table-cell>
          <table:table-cell/>
          <table:table-cell table:formula="of:=[.AH39]" office:value-type="string" office:string-value="F8E8" calcext:value-type="string">
            <text:p>F8E8</text:p>
          </table:table-cell>
          <table:table-cell office:value-type="string" calcext:value-type="string">
            <text:p>f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0]+1" office:value-type="float" office:value="103" calcext:value-type="float">
            <text:p>103</text:p>
          </table:table-cell>
          <table:table-cell/>
          <table:table-cell table:formula="of:=[.AN39]" office:value-type="string" office:string-value="797E" calcext:value-type="string">
            <text:p>797E</text:p>
          </table:table-cell>
          <table:table-cell office:value-type="string" calcext:value-type="string">
            <text:p>g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1]+1" office:value-type="float" office:value="104" calcext:value-type="float">
            <text:p>104</text:p>
          </table:table-cell>
          <table:table-cell/>
          <table:table-cell table:formula="of:=[.AT39]" office:value-type="string" office:string-value="8E99" calcext:value-type="string">
            <text:p>8E99</text:p>
          </table:table-cell>
          <table:table-cell office:value-type="string" calcext:value-type="string">
            <text:p>h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2]+1" office:value-type="float" office:value="105" calcext:value-type="float">
            <text:p>105</text:p>
          </table:table-cell>
          <table:table-cell/>
          <table:table-cell table:formula="of:=[.AZ39]" office:value-type="string" office:string-value="202F" calcext:value-type="string">
            <text:p>202F</text:p>
          </table:table-cell>
          <table:table-cell office:value-type="string" calcext:value-type="string">
            <text:p>I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3]+1" office:value-type="float" office:value="106" calcext:value-type="float">
            <text:p>106</text:p>
          </table:table-cell>
          <table:table-cell/>
          <table:table-cell table:formula="of:=[.BF39]" office:value-type="string" office:string-value="101F" calcext:value-type="string">
            <text:p>101F</text:p>
          </table:table-cell>
          <table:table-cell office:value-type="string" calcext:value-type="string">
            <text:p>j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4]+1" office:value-type="float" office:value="107" calcext:value-type="float">
            <text:p>107</text:p>
          </table:table-cell>
          <table:table-cell/>
          <table:table-cell table:formula="of:=[.BL39]" office:value-type="string" office:string-value="89E9" calcext:value-type="string">
            <text:p>89E9</text:p>
          </table:table-cell>
          <table:table-cell office:value-type="string" calcext:value-type="string">
            <text:p>k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5]+1" office:value-type="float" office:value="108" calcext:value-type="float">
            <text:p>108</text:p>
          </table:table-cell>
          <table:table-cell/>
          <table:table-cell table:formula="of:=[.BR39]" office:value-type="string" office:string-value="C444" calcext:value-type="string">
            <text:p>C444</text:p>
          </table:table-cell>
          <table:table-cell office:value-type="string" calcext:value-type="string">
            <text:p>l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6]+1" office:value-type="float" office:value="109" calcext:value-type="float">
            <text:p>109</text:p>
          </table:table-cell>
          <table:table-cell/>
          <table:table-cell table:formula="of:=[.BX39]" office:value-type="string" office:string-value="7B99" calcext:value-type="string">
            <text:p>7B99</text:p>
          </table:table-cell>
          <table:table-cell office:value-type="string" calcext:value-type="string">
            <text:p>m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7]+1" office:value-type="float" office:value="110" calcext:value-type="float">
            <text:p>110</text:p>
          </table:table-cell>
          <table:table-cell/>
          <table:table-cell table:formula="of:=[.CD39]" office:value-type="string" office:string-value="E999" calcext:value-type="string">
            <text:p>E999</text:p>
          </table:table-cell>
          <table:table-cell office:value-type="string" calcext:value-type="string">
            <text:p>n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8]+1" office:value-type="float" office:value="111" calcext:value-type="float">
            <text:p>111</text:p>
          </table:table-cell>
          <table:table-cell/>
          <table:table-cell table:formula="of:=[.CJ39]" office:value-type="string" office:string-value="6996" calcext:value-type="string">
            <text:p>6996</text:p>
          </table:table-cell>
          <table:table-cell office:value-type="string" calcext:value-type="string">
            <text:p>o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9]+1" office:value-type="float" office:value="112" calcext:value-type="float">
            <text:p>112</text:p>
          </table:table-cell>
          <table:table-cell/>
          <table:table-cell table:formula="of:=[.CP39]" office:value-type="string" office:string-value="E9E8" calcext:value-type="string">
            <text:p>E9E8</text:p>
          </table:table-cell>
          <table:table-cell office:value-type="string" calcext:value-type="string">
            <text:p>p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0]+1" office:value-type="float" office:value="113" calcext:value-type="float">
            <text:p>113</text:p>
          </table:table-cell>
          <table:table-cell/>
          <table:table-cell table:formula="of:=[.CV39]" office:value-type="string" office:string-value="EAE3" calcext:value-type="string">
            <text:p>EAE3</text:p>
          </table:table-cell>
          <table:table-cell office:value-type="string" calcext:value-type="string">
            <text:p>q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1]+1" office:value-type="float" office:value="114" calcext:value-type="float">
            <text:p>114</text:p>
          </table:table-cell>
          <table:table-cell/>
          <table:table-cell table:formula="of:=[.DB39]" office:value-type="string" office:string-value="E988" calcext:value-type="string">
            <text:p>E988</text:p>
          </table:table-cell>
          <table:table-cell office:value-type="string" calcext:value-type="string">
            <text:p>r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2]+1" office:value-type="float" office:value="115" calcext:value-type="float">
            <text:p>115</text:p>
          </table:table-cell>
          <table:table-cell/>
          <table:table-cell table:formula="of:=[.DH39]" office:value-type="string" office:string-value="342C" calcext:value-type="string">
            <text:p>342C</text:p>
          </table:table-cell>
          <table:table-cell office:value-type="string" calcext:value-type="string">
            <text:p>s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3]+1" office:value-type="float" office:value="116" calcext:value-type="float">
            <text:p>116</text:p>
          </table:table-cell>
          <table:table-cell/>
          <table:table-cell table:formula="of:=[.DN39]" office:value-type="string" office:string-value="4F44" calcext:value-type="string">
            <text:p>4F44</text:p>
          </table:table-cell>
          <table:table-cell office:value-type="string" calcext:value-type="string">
            <text:p>t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4]+1" office:value-type="float" office:value="117" calcext:value-type="float">
            <text:p>117</text:p>
          </table:table-cell>
          <table:table-cell/>
          <table:table-cell table:formula="of:=[.DT39]" office:value-type="string" office:string-value="999F" calcext:value-type="string">
            <text:p>999F</text:p>
          </table:table-cell>
          <table:table-cell office:value-type="string" calcext:value-type="string">
            <text:p>u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5]+1" office:value-type="float" office:value="118" calcext:value-type="float">
            <text:p>118</text:p>
          </table:table-cell>
          <table:table-cell/>
          <table:table-cell table:formula="of:=[.DZ39]" office:value-type="string" office:string-value="9996" calcext:value-type="string">
            <text:p>9996</text:p>
          </table:table-cell>
          <table:table-cell office:value-type="string" calcext:value-type="string">
            <text:p>v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6]+1" office:value-type="float" office:value="119" calcext:value-type="float">
            <text:p>119</text:p>
          </table:table-cell>
          <table:table-cell/>
          <table:table-cell table:formula="of:=[.EF39]" office:value-type="string" office:string-value="99DF" calcext:value-type="string">
            <text:p>99DF</text:p>
          </table:table-cell>
          <table:table-cell office:value-type="string" calcext:value-type="string">
            <text:p>w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7]+1" office:value-type="float" office:value="120" calcext:value-type="float">
            <text:p>120</text:p>
          </table:table-cell>
          <table:table-cell/>
          <table:table-cell table:formula="of:=[.EL39]" office:value-type="string" office:string-value="9969" calcext:value-type="string">
            <text:p>9969</text:p>
          </table:table-cell>
          <table:table-cell office:value-type="string" calcext:value-type="string">
            <text:p>x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8]+1" office:value-type="float" office:value="121" calcext:value-type="float">
            <text:p>121</text:p>
          </table:table-cell>
          <table:table-cell/>
          <table:table-cell table:formula="of:=[.ER39]" office:value-type="string" office:string-value="9964" calcext:value-type="string">
            <text:p>9964</text:p>
          </table:table-cell>
          <table:table-cell office:value-type="string" calcext:value-type="string">
            <text:p>y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9]+1" office:value-type="float" office:value="122" calcext:value-type="float">
            <text:p>122</text:p>
          </table:table-cell>
          <table:table-cell/>
          <table:table-cell table:formula="of:=[.EX39]" office:value-type="string" office:string-value="F24F" calcext:value-type="string">
            <text:p>F24F</text:p>
          </table:table-cell>
          <table:table-cell office:value-type="string" calcext:value-type="string">
            <text:p>z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0]+1" office:value-type="float" office:value="123" calcext:value-type="float">
            <text:p>123</text:p>
          </table:table-cell>
          <table:table-cell/>
          <table:table-cell table:formula="of:=[.D47]" office:value-type="string" office:string-value="6CC6" calcext:value-type="string">
            <text:p>6CC6</text:p>
          </table:table-cell>
          <table:table-cell office:value-type="string" calcext:value-type="string">
            <text:p>{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1]+1" office:value-type="float" office:value="124" calcext:value-type="float">
            <text:p>124</text:p>
          </table:table-cell>
          <table:table-cell/>
          <table:table-cell table:formula="of:=[.J47]" office:value-type="string" office:string-value="4444" calcext:value-type="string">
            <text:p>4444</text:p>
          </table:table-cell>
          <table:table-cell office:value-type="string" calcext:value-type="string">
            <text:p>|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2]+1" office:value-type="float" office:value="125" calcext:value-type="float">
            <text:p>125</text:p>
          </table:table-cell>
          <table:table-cell/>
          <table:table-cell table:formula="of:=[.P47]" office:value-type="string" office:string-value="6336" calcext:value-type="string">
            <text:p>6336</text:p>
          </table:table-cell>
          <table:table-cell office:value-type="string" calcext:value-type="string">
            <text:p>}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3]+1" office:value-type="float" office:value="126" calcext:value-type="float">
            <text:p>126</text:p>
          </table:table-cell>
          <table:table-cell/>
          <table:table-cell table:formula="of:=[.V47]" office:value-type="string" office:string-value="5A0" calcext:value-type="string">
            <text:p>5A0</text:p>
          </table:table-cell>
          <table:table-cell office:value-type="string" calcext:value-type="string">
            <text:p>~</text:p>
          </table:table-cell>
          <table:table-cell table:number-columns-repeated="189"/>
        </table:table-row>
        <calcext:conditional-formats>
          <calcext:conditional-format calcext:target-range-address="Sheet1.B18:Sheet1.E21 Sheet1.H18:Sheet1.K21 Sheet1.N18:Sheet1.Q21 Sheet1.T18:Sheet1.W21 Sheet1.Z18:Sheet1.AC21 Sheet1.AF18:Sheet1.AI21 Sheet1.AL18:Sheet1.AO21 Sheet1.AR18:Sheet1.AU21 Sheet1.AX18:Sheet1.BA21 Sheet1.BD18:Sheet1.BG21 Sheet1.BJ18:Sheet1.BM21 Sheet1.BP18:Sheet1.BS21 Sheet1.BV18:Sheet1.BY21 Sheet1.CB18:Sheet1.CE21 Sheet1.CH18:Sheet1.CK21 Sheet1.CN18:Sheet1.CQ21 Sheet1.CT18:Sheet1.CW21 Sheet1.CZ18:Sheet1.DC21 Sheet1.DF18:Sheet1.DI21 Sheet1.DL18:Sheet1.DO21 Sheet1.DR18:Sheet1.DU21 Sheet1.DX18:Sheet1.EA21 Sheet1.ED18:Sheet1.EG21 Sheet1.EJ18:Sheet1.EM21 Sheet1.EP18:Sheet1.ES21 Sheet1.EV18:Sheet1.EY21 Sheet1.B26:Sheet1.E29 Sheet1.H26:Sheet1.K29 Sheet1.N26:Sheet1.Q29 Sheet1.T26:Sheet1.W29 Sheet1.Z26:Sheet1.AC29 Sheet1.AF26:Sheet1.AI29 Sheet1.B2:Sheet1.E5 Sheet1.Z2:Sheet1.AC5 Sheet1.AF2:Sheet1.AI5 Sheet1.AL2:Sheet1.AO5 Sheet1.AR2:Sheet1.AU5 Sheet1.AX2:Sheet1.BA5 Sheet1.BD2:Sheet1.BG5 Sheet1.BJ2:Sheet1.BM5 Sheet1.BP2:Sheet1.BS5 Sheet1.BV2:Sheet1.BY5 Sheet1.CB2:Sheet1.CE5 Sheet1.CH2:Sheet1.CK5 Sheet1.CN2:Sheet1.CQ5 Sheet1.CT2:Sheet1.CW5 Sheet1.CZ2:Sheet1.DC5 Sheet1.DF2:Sheet1.DI5 Sheet1.DL2:Sheet1.DO5 Sheet1.DR2:Sheet1.DU5 Sheet1.DX2:Sheet1.EA5 Sheet1.ED2:Sheet1.EG5 Sheet1.EJ2:Sheet1.EM5 Sheet1.EP2:Sheet1.ES5 Sheet1.EV2:Sheet1.EY5 Sheet1.H2:Sheet1.K5 Sheet1.N2:Sheet1.Q5 Sheet1.T2:Sheet1.W5 Sheet1.B34:Sheet1.E37 Sheet1.H34:Sheet1.K37 Sheet1.N34:Sheet1.Q37 Sheet1.T34:Sheet1.W37 Sheet1.Z34:Sheet1.AC37 Sheet1.AF34:Sheet1.AI37 Sheet1.AL34:Sheet1.AO37 Sheet1.AR34:Sheet1.AU37 Sheet1.AX34:Sheet1.BA37 Sheet1.BD34:Sheet1.BG37 Sheet1.BJ34:Sheet1.BM37 Sheet1.BP34:Sheet1.BS37 Sheet1.BV34:Sheet1.BY37 Sheet1.CB34:Sheet1.CE37 Sheet1.CH34:Sheet1.CK37 Sheet1.CN34:Sheet1.CQ37 Sheet1.CT34:Sheet1.CW37 Sheet1.CZ34:Sheet1.DC37 Sheet1.DF34:Sheet1.DI37 Sheet1.DL34:Sheet1.DO37 Sheet1.DR34:Sheet1.DU37 Sheet1.DX34:Sheet1.EA37 Sheet1.ED34:Sheet1.EG37 Sheet1.EJ34:Sheet1.EM37 Sheet1.EP34:Sheet1.ES37 Sheet1.EV34:Sheet1.EY37 Sheet1.B42:Sheet1.E45 Sheet1.H42:Sheet1.K45 Sheet1.N42:Sheet1.Q45 Sheet1.T42:Sheet1.W45 Sheet1.B10:Sheet1.E13 Sheet1.H10:Sheet1.K13 Sheet1.N10:Sheet1.Q13 Sheet1.T10:Sheet1.W13 Sheet1.Z10:Sheet1.AC13 Sheet1.AF10:Sheet1.AI13 Sheet1.AL10:Sheet1.AO13">
            <calcext:condition calcext:apply-style-name="BLACK_CELL" calcext:value="=1" calcext:base-cell-address="Sheet1.B2"/>
            <calcext:condition calcext:apply-style-name="WHITE_CELL" calcext:value="!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BLACK_5f_CELL" style:display-name="BLACK_CELL" style:family="table-cell" style:parent-style-name="Default">
      <style:table-cell-properties fo:background-color="#000000"/>
      <style:text-properties fo:color="#000000"/>
    </style:style>
    <style:style style:name="WHITE_5f_CELL" style:display-name="WHITE_CELL" style:family="table-cell" style:parent-style-name="Default">
      <style:table-cell-properties fo:background-color="#ffffff" style:diagonal-bl-tr="none" style:diagonal-tl-b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39:15.380360690</meta:creation-date>
    <dc:date>2024-04-04T00:14:59.635018556</dc:date>
    <meta:editing-duration>PT9H35M42S</meta:editing-duration>
    <meta:editing-cycles>7</meta:editing-cycles>
    <meta:generator>LibreOffice/7.4.7.2$Linux_X86_64 LibreOffice_project/40$Build-2</meta:generator>
    <meta:document-statistic meta:table-count="1" meta:cell-count="1940" meta:object-count="0"/>
  </office:meta>
</office:document-meta>
</file>